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22"/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2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3" style:family="table-cell" style:parent-style-name="Heading_32_2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6"/>
    <style:style style:name="ce20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Heading_32_1" style:data-style-name="N0"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26" style:family="table-cell" style:parent-style-name="Default" style:data-style-name="N37"/>
    <style:style style:name="ce27" style:family="table-cell" style:parent-style-name="Default" style:data-style-name="N36">
      <style:table-cell-properties fo:background-color="transparent"/>
    </style:style>
    <style:style style:name="ce2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0.395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18.7536666666667cm"/>
    </style:style>
    <style:style style:name="co5" style:family="table-column">
      <style:table-column-properties fo:break-before="auto" style:column-width="4.78366666666667cm"/>
    </style:style>
    <style:style style:name="co6" style:family="table-column">
      <style:table-column-properties fo:break-before="auto" style:column-width="11.7686666666667cm"/>
    </style:style>
    <style:style style:name="co7" style:family="table-column">
      <style:table-column-properties fo:break-before="auto" style:column-width="2.24366666666667cm"/>
    </style:style>
    <style:style style:name="ro1" style:family="table-row">
      <style:table-row-properties style:row-height="20.1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griculture in the UK 2024: Chapter 6 - Pri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scrip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This dataset contains the underlying data for Chapter 6 - Prices of Agriculture in the United Kingdom 202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Last update<text:s/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10 June 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ext update<text:s/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June 2026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3">
            <text:p>Contact detail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Email: prices@defra.gov.uk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horthan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[x] indicates where data is unavail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[z] indicates where information is not applic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[low] means 'nil' or 'negligible' (less than half the last digit shown)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Some tables refer to notes. When notes are mentioned the note marker is presented in square brackets. The note text can be found in the notes tab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ourc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Department for Environment, Food and Rural Affai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pyrigh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© Crown copyright 2025</text:p>
          </table:table-cell>
          <table:table-cell table:number-columns-repeated="16383"/>
        </table:table-row>
        <table:table-row table:style-name="ro3">
          <table:table-cell table:style-name="ce7"/>
          <table:table-cell table:number-columns-repeated="16383"/>
        </table:table-row>
        <table:table-row table:number-rows-repeated="1048557" table:style-name="ro3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8">
            <text:p>Table of conte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Sheet name</text:p>
          </table:table-cell>
          <table:table-cell office:value-type="string" table:style-name="ce9">
            <text:p>Sheet title</text:p>
          </table:table-cell>
          <table:table-cell table:number-columns-repeated="16382"/>
        </table:table-row>
        <table:table-row table:style-name="ro3">
          <table:table-cell office:value-type="string" office:string-value="Notes" table:formula="of:=HYPERLINK(&quot;#'Notes'!A1&quot;; &quot;Notes&quot;)" table:style-name="ce10">
            <text:p>Notes</text:p>
          </table:table-cell>
          <table:table-cell office:value-type="string" table:style-name="ce11">
            <text:p>Notes used in this workbook</text:p>
          </table:table-cell>
          <table:table-cell table:number-columns-repeated="16382"/>
        </table:table-row>
        <table:table-row table:style-name="ro3">
          <table:table-cell office:value-type="string" office:string-value="Table_6_1" table:formula="of:=HYPERLINK(&quot;#'Table_6_1'!A1&quot;; &quot;Table_6_1&quot;)" table:style-name="ce12">
            <text:p>Table_6_1</text:p>
          </table:table-cell>
          <table:table-cell office:value-type="string" table:style-name="ce11">
            <text:p>Table 6.1 Price indices for agricultural products and inputs</text:p>
          </table:table-cell>
          <table:table-cell table:number-columns-repeated="16382"/>
        </table:table-row>
        <table:table-row table:style-name="ro3">
          <table:table-cell office:value-type="string" office:string-value="Table_6_2" table:formula="of:=HYPERLINK(&quot;#'Table_6_2'!A1&quot;; &quot;Table_6_2&quot;)" table:style-name="ce12">
            <text:p>Table_6_2</text:p>
          </table:table-cell>
          <table:table-cell office:value-type="string" table:style-name="ce11">
            <text:p>Table 6.2 Contributions to the all agricultural outputs and inputs average annual inflation rate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Notes" table:style-name="ta1">
        <table:table-column table:style-name="co5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8">
            <text:p>Not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Note number</text:p>
          </table:table-cell>
          <table:table-cell office:value-type="string" table:style-name="ce9">
            <text:p>Note text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[Note 1]</text:p>
          </table:table-cell>
          <table:table-cell office:value-type="string" table:style-name="ce11">
            <text:p>The price index for poultry is based on deadweight price reporting by processors. These prices are not directly comparable with poultry prices referenced in Chapter 8 which estimate the cost to producers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Table_6_1" table:style-name="ta1">
        <table:table-column table:style-name="co6" table:default-cell-style-name="ce1"/>
        <table:table-column table:style-name="co7" table:number-columns-repeated="12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8">
            <text:p>Table 6.1 Price indices for agricultural products and inpu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2 tables displayed next to each other vertically with 1 blank row between each tabl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3">
            <text:p>Table 6.1a Price indices for agricultural products (2020 = 100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Type</text:p>
          </table:table-cell>
          <table:table-cell office:value-type="string" table:style-name="ce15">
            <text:p>2014</text:p>
          </table:table-cell>
          <table:table-cell office:value-type="string" table:style-name="ce15">
            <text:p>2015</text:p>
          </table:table-cell>
          <table:table-cell office:value-type="string" table:style-name="ce15">
            <text:p>2016</text:p>
          </table:table-cell>
          <table:table-cell office:value-type="string" table:style-name="ce15">
            <text:p>2017</text:p>
          </table:table-cell>
          <table:table-cell office:value-type="string" table:style-name="ce15">
            <text:p>2018</text:p>
          </table:table-cell>
          <table:table-cell office:value-type="string" table:style-name="ce15">
            <text:p>2019</text:p>
          </table:table-cell>
          <table:table-cell office:value-type="string" table:style-name="ce15">
            <text:p>2020</text:p>
          </table:table-cell>
          <table:table-cell office:value-type="string" table:style-name="ce15">
            <text:p>2021</text:p>
          </table:table-cell>
          <table:table-cell office:value-type="string" table:style-name="ce15">
            <text:p>2022</text:p>
          </table:table-cell>
          <table:table-cell office:value-type="string" table:style-name="ce15">
            <text:p>2023</text:p>
          </table:table-cell>
          <table:table-cell office:value-type="string" table:style-name="ce15">
            <text:p>2024</text:p>
          </table:table-cell>
          <table:table-cell office:value-type="string" table:style-name="ce15">
            <text:p>Notes</text:p>
          </table:table-cell>
          <table:table-cell table:number-columns-repeated="16371"/>
        </table:table-row>
        <table:table-row table:style-name="ro2">
          <table:table-cell office:value-type="string" table:style-name="ce16">
            <text:p>All outputs</text:p>
          </table:table-cell>
          <table:table-cell office:value-type="float" office:value="95.168130771511926" table:style-name="ce17">
            <text:p>95.2</text:p>
          </table:table-cell>
          <table:table-cell office:value-type="float" office:value="86.427965432427655" table:style-name="ce17">
            <text:p>86.4</text:p>
          </table:table-cell>
          <table:table-cell office:value-type="float" office:value="85.517199656820736" table:style-name="ce17">
            <text:p>85.5</text:p>
          </table:table-cell>
          <table:table-cell office:value-type="float" office:value="93.623268547516915" table:style-name="ce17">
            <text:p>93.6</text:p>
          </table:table-cell>
          <table:table-cell office:value-type="float" office:value="99.593256002566193" table:style-name="ce17">
            <text:p>99.6</text:p>
          </table:table-cell>
          <table:table-cell office:value-type="float" office:value="96.213004165832601" table:style-name="ce17">
            <text:p>96.2</text:p>
          </table:table-cell>
          <table:table-cell office:value-type="float" office:value="100" table:style-name="ce17">
            <text:p>100.0</text:p>
          </table:table-cell>
          <table:table-cell office:value-type="float" office:value="110.02742223825871" table:style-name="ce17">
            <text:p>110.0</text:p>
          </table:table-cell>
          <table:table-cell office:value-type="float" office:value="130.69646771597533" table:style-name="ce17">
            <text:p>130.7</text:p>
          </table:table-cell>
          <table:table-cell office:value-type="float" office:value="132.2891445444165" table:style-name="ce17">
            <text:p>132.3</text:p>
          </table:table-cell>
          <table:table-cell office:value-type="float" office:value="135.61298737418846" table:style-name="ce17">
            <text:p>135.6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6">
            <text:p>Crop products</text:p>
          </table:table-cell>
          <table:table-cell office:value-type="float" office:value="87.562042933433688" table:style-name="ce17">
            <text:p>87.6</text:p>
          </table:table-cell>
          <table:table-cell office:value-type="float" office:value="81.790939421735843" table:style-name="ce17">
            <text:p>81.8</text:p>
          </table:table-cell>
          <table:table-cell office:value-type="float" office:value="85.081285305453747" table:style-name="ce17">
            <text:p>85.1</text:p>
          </table:table-cell>
          <table:table-cell office:value-type="float" office:value="89.268730714977977" table:style-name="ce17">
            <text:p>89.3</text:p>
          </table:table-cell>
          <table:table-cell office:value-type="float" office:value="95.396467675277606" table:style-name="ce17">
            <text:p>95.4</text:p>
          </table:table-cell>
          <table:table-cell office:value-type="float" office:value="95.661954271695663" table:style-name="ce17">
            <text:p>95.7</text:p>
          </table:table-cell>
          <table:table-cell office:value-type="float" office:value="99.999999999999972" table:style-name="ce17">
            <text:p>100.0</text:p>
          </table:table-cell>
          <table:table-cell office:value-type="float" office:value="113.37567674631087" table:style-name="ce17">
            <text:p>113.4</text:p>
          </table:table-cell>
          <table:table-cell office:value-type="float" office:value="134.60719208817704" table:style-name="ce17">
            <text:p>134.6</text:p>
          </table:table-cell>
          <table:table-cell office:value-type="float" office:value="129.15989968713288" table:style-name="ce17">
            <text:p>129.2</text:p>
          </table:table-cell>
          <table:table-cell office:value-type="float" office:value="132.32518869158537" table:style-name="ce17">
            <text:p>132.3</text:p>
          </table:table-cell>
          <table:table-cell table:style-name="ce18"/>
          <table:table-cell table:number-columns-repeated="16371"/>
        </table:table-row>
        <table:table-row table:style-name="ro3">
          <table:table-cell office:value-type="string" table:style-name="ce1">
            <text:p>Cereals</text:p>
          </table:table-cell>
          <table:table-cell office:value-type="float" office:value="89.162840278109101" table:style-name="ce19">
            <text:p>89.2</text:p>
          </table:table-cell>
          <table:table-cell office:value-type="float" office:value="74.479624351112093" table:style-name="ce19">
            <text:p>74.5</text:p>
          </table:table-cell>
          <table:table-cell office:value-type="float" office:value="73.452480996491332" table:style-name="ce19">
            <text:p>73.5</text:p>
          </table:table-cell>
          <table:table-cell office:value-type="float" office:value="88.513119113576565" table:style-name="ce19">
            <text:p>88.5</text:p>
          </table:table-cell>
          <table:table-cell office:value-type="float" office:value="102.0257409848262" table:style-name="ce19">
            <text:p>102.0</text:p>
          </table:table-cell>
          <table:table-cell office:value-type="float" office:value="94.487579018476694" table:style-name="ce19">
            <text:p>94.5</text:p>
          </table:table-cell>
          <table:table-cell office:value-type="float" office:value="100" table:style-name="ce19">
            <text:p>100.0</text:p>
          </table:table-cell>
          <table:table-cell office:value-type="float" office:value="124.51609176656321" table:style-name="ce19">
            <text:p>124.5</text:p>
          </table:table-cell>
          <table:table-cell office:value-type="float" office:value="168.85615216398685" table:style-name="ce19">
            <text:p>168.9</text:p>
          </table:table-cell>
          <table:table-cell office:value-type="float" office:value="129.76153810268195" table:style-name="ce19">
            <text:p>129.8</text:p>
          </table:table-cell>
          <table:table-cell office:value-type="float" office:value="120.63650213198794" table:style-name="ce19">
            <text:p>120.6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Wheat</text:p>
          </table:table-cell>
          <table:table-cell office:value-type="float" office:value="88.810608430982938" table:style-name="ce19">
            <text:p>88.8</text:p>
          </table:table-cell>
          <table:table-cell office:value-type="float" office:value="71.597596101346795" table:style-name="ce19">
            <text:p>71.6</text:p>
          </table:table-cell>
          <table:table-cell office:value-type="float" office:value="68.917999842610769" table:style-name="ce19">
            <text:p>68.9</text:p>
          </table:table-cell>
          <table:table-cell office:value-type="float" office:value="84.895600883703395" table:style-name="ce19">
            <text:p>84.9</text:p>
          </table:table-cell>
          <table:table-cell office:value-type="float" office:value="94.391118292290614" table:style-name="ce19">
            <text:p>94.4</text:p>
          </table:table-cell>
          <table:table-cell office:value-type="float" office:value="91.506131681785263" table:style-name="ce19">
            <text:p>91.5</text:p>
          </table:table-cell>
          <table:table-cell office:value-type="float" office:value="100" table:style-name="ce19">
            <text:p>100.0</text:p>
          </table:table-cell>
          <table:table-cell office:value-type="float" office:value="120.99003148514885" table:style-name="ce19">
            <text:p>121.0</text:p>
          </table:table-cell>
          <table:table-cell office:value-type="float" office:value="162.59370084258447" table:style-name="ce19">
            <text:p>162.6</text:p>
          </table:table-cell>
          <table:table-cell office:value-type="float" office:value="124.3100683859649" table:style-name="ce19">
            <text:p>124.3</text:p>
          </table:table-cell>
          <table:table-cell office:value-type="float" office:value="114.96869357878433" table:style-name="ce19">
            <text:p>115.0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Barley</text:p>
          </table:table-cell>
          <table:table-cell office:value-type="float" office:value="90.495262274465574" table:style-name="ce19">
            <text:p>90.5</text:p>
          </table:table-cell>
          <table:table-cell office:value-type="float" office:value="80.591326965135892" table:style-name="ce19">
            <text:p>80.6</text:p>
          </table:table-cell>
          <table:table-cell office:value-type="float" office:value="83.009218006882534" table:style-name="ce19">
            <text:p>83.0</text:p>
          </table:table-cell>
          <table:table-cell office:value-type="float" office:value="96.249376870793256" table:style-name="ce19">
            <text:p>96.2</text:p>
          </table:table-cell>
          <table:table-cell office:value-type="float" office:value="119.83509479293316" table:style-name="ce19">
            <text:p>119.8</text:p>
          </table:table-cell>
          <table:table-cell office:value-type="float" office:value="99.744554537175475" table:style-name="ce19">
            <text:p>99.7</text:p>
          </table:table-cell>
          <table:table-cell office:value-type="float" office:value="100" table:style-name="ce19">
            <text:p>100.0</text:p>
          </table:table-cell>
          <table:table-cell office:value-type="float" office:value="134.87841673906749" table:style-name="ce19">
            <text:p>134.9</text:p>
          </table:table-cell>
          <table:table-cell office:value-type="float" office:value="184.8954019872821" table:style-name="ce19">
            <text:p>184.9</text:p>
          </table:table-cell>
          <table:table-cell office:value-type="float" office:value="140.51781069768612" table:style-name="ce19">
            <text:p>140.5</text:p>
          </table:table-cell>
          <table:table-cell office:value-type="float" office:value="129.64766577067371" table:style-name="ce19">
            <text:p>129.6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Oats</text:p>
          </table:table-cell>
          <table:table-cell office:value-type="float" office:value="85.749226228274154" table:style-name="ce19">
            <text:p>85.7</text:p>
          </table:table-cell>
          <table:table-cell office:value-type="float" office:value="83.009381209742003" table:style-name="ce19">
            <text:p>83.0</text:p>
          </table:table-cell>
          <table:table-cell office:value-type="float" office:value="87.3234727371335" table:style-name="ce19">
            <text:p>87.3</text:p>
          </table:table-cell>
          <table:table-cell office:value-type="float" office:value="98.726028882672693" table:style-name="ce19">
            <text:p>98.7</text:p>
          </table:table-cell>
          <table:table-cell office:value-type="float" office:value="112.29766741744278" table:style-name="ce19">
            <text:p>112.3</text:p>
          </table:table-cell>
          <table:table-cell office:value-type="float" office:value="111.42168408732581" table:style-name="ce19">
            <text:p>111.4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12.99480238061723" table:style-name="ce19">
            <text:p>113.0</text:p>
          </table:table-cell>
          <table:table-cell office:value-type="float" office:value="166.3921006222788" table:style-name="ce19">
            <text:p>166.4</text:p>
          </table:table-cell>
          <table:table-cell office:value-type="float" office:value="152.01718758272537" table:style-name="ce19">
            <text:p>152.0</text:p>
          </table:table-cell>
          <table:table-cell office:value-type="float" office:value="160.3064839875903" table:style-name="ce19">
            <text:p>160.3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Potatoes</text:p>
          </table:table-cell>
          <table:table-cell office:value-type="float" office:value="79.938397492704993" table:style-name="ce19">
            <text:p>79.9</text:p>
          </table:table-cell>
          <table:table-cell office:value-type="float" office:value="79.516103216791393" table:style-name="ce19">
            <text:p>79.5</text:p>
          </table:table-cell>
          <table:table-cell office:value-type="float" office:value="104.96962298060581" table:style-name="ce19">
            <text:p>105.0</text:p>
          </table:table-cell>
          <table:table-cell office:value-type="float" office:value="99.314702990782465" table:style-name="ce19">
            <text:p>99.3</text:p>
          </table:table-cell>
          <table:table-cell office:value-type="float" office:value="96.196034931449944" table:style-name="ce19">
            <text:p>96.2</text:p>
          </table:table-cell>
          <table:table-cell office:value-type="float" office:value="104.10204026489784" table:style-name="ce19">
            <text:p>104.1</text:p>
          </table:table-cell>
          <table:table-cell office:value-type="float" office:value="100.00000000000004" table:style-name="ce19">
            <text:p>100.0</text:p>
          </table:table-cell>
          <table:table-cell office:value-type="float" office:value="102.61057168789881" table:style-name="ce19">
            <text:p>102.6</text:p>
          </table:table-cell>
          <table:table-cell office:value-type="float" office:value="107.68829951996742" table:style-name="ce19">
            <text:p>107.7</text:p>
          </table:table-cell>
          <table:table-cell office:value-type="float" office:value="163.76161977135129" table:style-name="ce19">
            <text:p>163.8</text:p>
          </table:table-cell>
          <table:table-cell office:value-type="float" office:value="231.08389748780854" table:style-name="ce19">
            <text:p>231.1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Industrial crops</text:p>
          </table:table-cell>
          <table:table-cell office:value-type="float" office:value="94.45031528893746" table:style-name="ce19">
            <text:p>94.5</text:p>
          </table:table-cell>
          <table:table-cell office:value-type="float" office:value="84.926494260268925" table:style-name="ce19">
            <text:p>84.9</text:p>
          </table:table-cell>
          <table:table-cell office:value-type="float" office:value="82.994408421723989" table:style-name="ce19">
            <text:p>83.0</text:p>
          </table:table-cell>
          <table:table-cell office:value-type="float" office:value="92.534101752479131" table:style-name="ce19">
            <text:p>92.5</text:p>
          </table:table-cell>
          <table:table-cell office:value-type="float" office:value="92.229163289757793" table:style-name="ce19">
            <text:p>92.2</text:p>
          </table:table-cell>
          <table:table-cell office:value-type="float" office:value="96.972867481013566" table:style-name="ce19">
            <text:p>97.0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25.08514078993387" table:style-name="ce19">
            <text:p>125.1</text:p>
          </table:table-cell>
          <table:table-cell office:value-type="float" office:value="159.86645200808169" table:style-name="ce19">
            <text:p>159.9</text:p>
          </table:table-cell>
          <table:table-cell office:value-type="float" office:value="124.29194398373447" table:style-name="ce19">
            <text:p>124.3</text:p>
          </table:table-cell>
          <table:table-cell office:value-type="float" office:value="125.47287285591104" table:style-name="ce19">
            <text:p>125.5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Oilseed rape</text:p>
          </table:table-cell>
          <table:table-cell office:value-type="float" office:value="84.724909433310103" table:style-name="ce19">
            <text:p>84.7</text:p>
          </table:table-cell>
          <table:table-cell office:value-type="float" office:value="81.73263187859105" table:style-name="ce19">
            <text:p>81.7</text:p>
          </table:table-cell>
          <table:table-cell office:value-type="float" office:value="85.085641043564763" table:style-name="ce19">
            <text:p>85.1</text:p>
          </table:table-cell>
          <table:table-cell office:value-type="float" office:value="98.676147582113984" table:style-name="ce19">
            <text:p>98.7</text:p>
          </table:table-cell>
          <table:table-cell office:value-type="float" office:value="91.480727431947216" table:style-name="ce19">
            <text:p>91.5</text:p>
          </table:table-cell>
          <table:table-cell office:value-type="float" office:value="96.279556333280865" table:style-name="ce19">
            <text:p>96.3</text:p>
          </table:table-cell>
          <table:table-cell office:value-type="float" office:value="100" table:style-name="ce19">
            <text:p>100.0</text:p>
          </table:table-cell>
          <table:table-cell office:value-type="float" office:value="141.99353861959469" table:style-name="ce19">
            <text:p>142.0</text:p>
          </table:table-cell>
          <table:table-cell office:value-type="float" office:value="183.50619141565386" table:style-name="ce19">
            <text:p>183.5</text:p>
          </table:table-cell>
          <table:table-cell office:value-type="float" office:value="113.46422226809636" table:style-name="ce19">
            <text:p>113.5</text:p>
          </table:table-cell>
          <table:table-cell office:value-type="float" office:value="113.87346411862296" table:style-name="ce19">
            <text:p>113.9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Sugar beet</text:p>
          </table:table-cell>
          <table:table-cell office:value-type="float" office:value="119.86789907734253" table:style-name="ce19">
            <text:p>119.9</text:p>
          </table:table-cell>
          <table:table-cell office:value-type="float" office:value="98.536627974350324" table:style-name="ce19">
            <text:p>98.5</text:p>
          </table:table-cell>
          <table:table-cell office:value-type="float" office:value="93.14898422567974" table:style-name="ce19">
            <text:p>93.1</text:p>
          </table:table-cell>
          <table:table-cell office:value-type="float" office:value="90.90074460050721" table:style-name="ce19">
            <text:p>90.9</text:p>
          </table:table-cell>
          <table:table-cell office:value-type="float" office:value="99.782533382303683" table:style-name="ce19">
            <text:p>99.8</text:p>
          </table:table-cell>
          <table:table-cell office:value-type="float" office:value="95.912136750706807" table:style-name="ce19">
            <text:p>95.9</text:p>
          </table:table-cell>
          <table:table-cell office:value-type="float" office:value="100" table:style-name="ce19">
            <text:p>100.0</text:p>
          </table:table-cell>
          <table:table-cell office:value-type="float" office:value="101.08859818641299" table:style-name="ce19">
            <text:p>101.1</text:p>
          </table:table-cell>
          <table:table-cell office:value-type="float" office:value="131.41283703908198" table:style-name="ce19">
            <text:p>131.4</text:p>
          </table:table-cell>
          <table:table-cell office:value-type="float" office:value="168.18082071538288" table:style-name="ce19">
            <text:p>168.2</text:p>
          </table:table-cell>
          <table:table-cell office:value-type="float" office:value="165.45208718242756" table:style-name="ce19">
            <text:p>165.5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Forage plants</text:p>
          </table:table-cell>
          <table:table-cell office:value-type="float" office:value="99.63559204760368" table:style-name="ce19">
            <text:p>99.6</text:p>
          </table:table-cell>
          <table:table-cell office:value-type="float" office:value="56.576410351030944" table:style-name="ce19">
            <text:p>56.6</text:p>
          </table:table-cell>
          <table:table-cell office:value-type="float" office:value="61.715946307486519" table:style-name="ce19">
            <text:p>61.7</text:p>
          </table:table-cell>
          <table:table-cell office:value-type="float" office:value="80.306287190368565" table:style-name="ce19">
            <text:p>80.3</text:p>
          </table:table-cell>
          <table:table-cell office:value-type="float" office:value="116.90022602518566" table:style-name="ce19">
            <text:p>116.9</text:p>
          </table:table-cell>
          <table:table-cell office:value-type="float" office:value="77.210664698556215" table:style-name="ce19">
            <text:p>77.2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36.15249780893953" table:style-name="ce19">
            <text:p>136.2</text:p>
          </table:table-cell>
          <table:table-cell office:value-type="float" office:value="78.354628903547223" table:style-name="ce19">
            <text:p>78.4</text:p>
          </table:table-cell>
          <table:table-cell office:value-type="float" office:value="78.414594769131412" table:style-name="ce19">
            <text:p>78.4</text:p>
          </table:table-cell>
          <table:table-cell office:value-type="float" office:value="124.41994556944509" table:style-name="ce19">
            <text:p>124.4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Fresh vegetables</text:p>
          </table:table-cell>
          <table:table-cell office:value-type="float" office:value="78.582431208023792" table:style-name="ce19">
            <text:p>78.6</text:p>
          </table:table-cell>
          <table:table-cell office:value-type="float" office:value="80.011972998427098" table:style-name="ce19">
            <text:p>80.0</text:p>
          </table:table-cell>
          <table:table-cell office:value-type="float" office:value="87.792991643310046" table:style-name="ce19">
            <text:p>87.8</text:p>
          </table:table-cell>
          <table:table-cell office:value-type="float" office:value="85.293327489473725" table:style-name="ce19">
            <text:p>85.3</text:p>
          </table:table-cell>
          <table:table-cell office:value-type="float" office:value="91.899054359661577" table:style-name="ce19">
            <text:p>91.9</text:p>
          </table:table-cell>
          <table:table-cell office:value-type="float" office:value="98.401837492109337" table:style-name="ce19">
            <text:p>98.4</text:p>
          </table:table-cell>
          <table:table-cell office:value-type="float" office:value="100" table:style-name="ce19">
            <text:p>100.0</text:p>
          </table:table-cell>
          <table:table-cell office:value-type="float" office:value="106.54592433719428" table:style-name="ce19">
            <text:p>106.5</text:p>
          </table:table-cell>
          <table:table-cell office:value-type="float" office:value="118.39735367325038" table:style-name="ce19">
            <text:p>118.4</text:p>
          </table:table-cell>
          <table:table-cell office:value-type="float" office:value="143.23506219231322" table:style-name="ce19">
            <text:p>143.2</text:p>
          </table:table-cell>
          <table:table-cell office:value-type="float" office:value="137.03639451270547" table:style-name="ce19">
            <text:p>137.0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Fresh fruit</text:p>
          </table:table-cell>
          <table:table-cell office:value-type="float" office:value="59.861088397379255" table:style-name="ce19">
            <text:p>59.9</text:p>
          </table:table-cell>
          <table:table-cell office:value-type="float" office:value="62.069403023821025" table:style-name="ce19">
            <text:p>62.1</text:p>
          </table:table-cell>
          <table:table-cell office:value-type="float" office:value="64.269687410826648" table:style-name="ce19">
            <text:p>64.3</text:p>
          </table:table-cell>
          <table:table-cell office:value-type="float" office:value="69.386253785154921" table:style-name="ce19">
            <text:p>69.4</text:p>
          </table:table-cell>
          <table:table-cell office:value-type="float" office:value="71.733178685161732" table:style-name="ce19">
            <text:p>71.7</text:p>
          </table:table-cell>
          <table:table-cell office:value-type="float" office:value="78.8626088948362" table:style-name="ce19">
            <text:p>78.9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5.74150163490242" table:style-name="ce19">
            <text:p>95.7</text:p>
          </table:table-cell>
          <table:table-cell office:value-type="float" office:value="94.030680815451845" table:style-name="ce19">
            <text:p>94.0</text:p>
          </table:table-cell>
          <table:table-cell office:value-type="float" office:value="108.900990615053" table:style-name="ce19">
            <text:p>108.9</text:p>
          </table:table-cell>
          <table:table-cell office:value-type="float" office:value="117.39941584195589" table:style-name="ce19">
            <text:p>117.4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Flowers and plants</text:p>
          </table:table-cell>
          <table:table-cell office:value-type="float" office:value="109.80613394285272" table:style-name="ce19">
            <text:p>109.8</text:p>
          </table:table-cell>
          <table:table-cell office:value-type="float" office:value="110.74119590644827" table:style-name="ce19">
            <text:p>110.7</text:p>
          </table:table-cell>
          <table:table-cell office:value-type="float" office:value="111.01402821208863" table:style-name="ce19">
            <text:p>111.0</text:p>
          </table:table-cell>
          <table:table-cell office:value-type="float" office:value="100.57984188018938" table:style-name="ce19">
            <text:p>100.6</text:p>
          </table:table-cell>
          <table:table-cell office:value-type="float" office:value="101.59182151154353" table:style-name="ce19">
            <text:p>101.6</text:p>
          </table:table-cell>
          <table:table-cell office:value-type="float" office:value="101.92446717019773" table:style-name="ce19">
            <text:p>101.9</text:p>
          </table:table-cell>
          <table:table-cell office:value-type="float" office:value="99.999999999999972" table:style-name="ce19">
            <text:p>100.0</text:p>
          </table:table-cell>
          <table:table-cell office:value-type="float" office:value="106.81738652570841" table:style-name="ce19">
            <text:p>106.8</text:p>
          </table:table-cell>
          <table:table-cell office:value-type="float" office:value="110.5460833623255" table:style-name="ce19">
            <text:p>110.5</text:p>
          </table:table-cell>
          <table:table-cell office:value-type="float" office:value="116.41918642506637" table:style-name="ce19">
            <text:p>116.4</text:p>
          </table:table-cell>
          <table:table-cell office:value-type="float" office:value="116.41918642506637" table:style-name="ce19">
            <text:p>116.4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">
            <text:p>Other crop products</text:p>
          </table:table-cell>
          <table:table-cell office:value-type="float" office:value="100.0000000000002" table:style-name="ce19">
            <text:p>100.0</text:p>
          </table:table-cell>
          <table:table-cell office:value-type="float" office:value="100.0000000000002" table:style-name="ce19">
            <text:p>100.0</text:p>
          </table:table-cell>
          <table:table-cell office:value-type="float" office:value="100.0000000000002" table:style-name="ce19">
            <text:p>100.0</text:p>
          </table:table-cell>
          <table:table-cell office:value-type="float" office:value="100.00000000000013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99.999999996442853" table:style-name="ce19">
            <text:p>100.0</text:p>
          </table:table-cell>
          <table:table-cell office:value-type="float" office:value="99.999999996442853" table:style-name="ce19">
            <text:p>100.0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string" table:style-name="ce16">
            <text:p>Animals and animal products</text:p>
          </table:table-cell>
          <table:table-cell office:value-type="float" office:value="99.661708330260964" table:style-name="ce17">
            <text:p>99.7</text:p>
          </table:table-cell>
          <table:table-cell office:value-type="float" office:value="89.167459961621134" table:style-name="ce17">
            <text:p>89.2</text:p>
          </table:table-cell>
          <table:table-cell office:value-type="float" office:value="85.774732174001642" table:style-name="ce17">
            <text:p>85.8</text:p>
          </table:table-cell>
          <table:table-cell office:value-type="float" office:value="96.195872742943166" table:style-name="ce17">
            <text:p>96.2</text:p>
          </table:table-cell>
          <table:table-cell office:value-type="float" office:value="102.07266384636107" table:style-name="ce17">
            <text:p>102.1</text:p>
          </table:table-cell>
          <table:table-cell office:value-type="float" office:value="96.538557261032011" table:style-name="ce17">
            <text:p>96.5</text:p>
          </table:table-cell>
          <table:table-cell office:value-type="float" office:value="100.00000000000001" table:style-name="ce17">
            <text:p>100.0</text:p>
          </table:table-cell>
          <table:table-cell office:value-type="float" office:value="108.04931711527541" table:style-name="ce17">
            <text:p>108.0</text:p>
          </table:table-cell>
          <table:table-cell office:value-type="float" office:value="128.38606272835443" table:style-name="ce17">
            <text:p>128.4</text:p>
          </table:table-cell>
          <table:table-cell office:value-type="float" office:value="134.13786162024687" table:style-name="ce17">
            <text:p>134.1</text:p>
          </table:table-cell>
          <table:table-cell office:value-type="float" office:value="137.55537598346373" table:style-name="ce17">
            <text:p>137.6</text:p>
          </table:table-cell>
          <table:table-cell table:style-name="ce18"/>
          <table:table-cell table:number-columns-repeated="16371"/>
        </table:table-row>
        <table:table-row table:style-name="ro3">
          <table:table-cell office:value-type="string" table:style-name="ce1">
            <text:p>Animals (for slaughter &amp; export)</text:p>
          </table:table-cell>
          <table:table-cell office:value-type="float" office:value="92.284076777630688" table:style-name="ce19">
            <text:p>92.3</text:p>
          </table:table-cell>
          <table:table-cell office:value-type="float" office:value="88.489132124029553" table:style-name="ce19">
            <text:p>88.5</text:p>
          </table:table-cell>
          <table:table-cell office:value-type="float" office:value="87.579175038154432" table:style-name="ce19">
            <text:p>87.6</text:p>
          </table:table-cell>
          <table:table-cell office:value-type="float" office:value="93.53185329985341" table:style-name="ce19">
            <text:p>93.5</text:p>
          </table:table-cell>
          <table:table-cell office:value-type="float" office:value="102.07014650025465" table:style-name="ce19">
            <text:p>102.1</text:p>
          </table:table-cell>
          <table:table-cell office:value-type="float" office:value="94.446577882273672" table:style-name="ce19">
            <text:p>94.4</text:p>
          </table:table-cell>
          <table:table-cell office:value-type="float" office:value="100" table:style-name="ce19">
            <text:p>100.0</text:p>
          </table:table-cell>
          <table:table-cell office:value-type="float" office:value="107.42025071054906" table:style-name="ce19">
            <text:p>107.4</text:p>
          </table:table-cell>
          <table:table-cell office:value-type="float" office:value="115.7934322778182" table:style-name="ce19">
            <text:p>115.8</text:p>
          </table:table-cell>
          <table:table-cell office:value-type="float" office:value="129.84793465440609" table:style-name="ce19">
            <text:p>129.8</text:p>
          </table:table-cell>
          <table:table-cell office:value-type="float" office:value="131.22991236690712" table:style-name="ce19">
            <text:p>131.2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Cattle and calves</text:p>
          </table:table-cell>
          <table:table-cell office:value-type="float" office:value="93.004427520866159" table:style-name="ce19">
            <text:p>93.0</text:p>
          </table:table-cell>
          <table:table-cell office:value-type="float" office:value="95.31240403500027" table:style-name="ce19">
            <text:p>95.3</text:p>
          </table:table-cell>
          <table:table-cell office:value-type="float" office:value="92.152096305786685" table:style-name="ce19">
            <text:p>92.2</text:p>
          </table:table-cell>
          <table:table-cell office:value-type="float" office:value="98.071309714829582" table:style-name="ce19">
            <text:p>98.1</text:p>
          </table:table-cell>
          <table:table-cell office:value-type="float" office:value="115.5353384598772" table:style-name="ce19">
            <text:p>115.5</text:p>
          </table:table-cell>
          <table:table-cell office:value-type="float" office:value="93.396409483898523" table:style-name="ce19">
            <text:p>93.4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14.32887906864528" table:style-name="ce19">
            <text:p>114.3</text:p>
          </table:table-cell>
          <table:table-cell office:value-type="float" office:value="126.29149400506812" table:style-name="ce19">
            <text:p>126.3</text:p>
          </table:table-cell>
          <table:table-cell office:value-type="float" office:value="137.32832501775965" table:style-name="ce19">
            <text:p>137.3</text:p>
          </table:table-cell>
          <table:table-cell office:value-type="float" office:value="144.98775632003435" table:style-name="ce19">
            <text:p>145.0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Pigs</text:p>
          </table:table-cell>
          <table:table-cell office:value-type="float" office:value="99.038106323685071" table:style-name="ce19">
            <text:p>99.0</text:p>
          </table:table-cell>
          <table:table-cell office:value-type="float" office:value="81.594612363042216" table:style-name="ce19">
            <text:p>81.6</text:p>
          </table:table-cell>
          <table:table-cell office:value-type="float" office:value="80.138857074752991" table:style-name="ce19">
            <text:p>80.1</text:p>
          </table:table-cell>
          <table:table-cell office:value-type="float" office:value="97.622530184809833" table:style-name="ce19">
            <text:p>97.6</text:p>
          </table:table-cell>
          <table:table-cell office:value-type="float" office:value="90.9589856502853" table:style-name="ce19">
            <text:p>91.0</text:p>
          </table:table-cell>
          <table:table-cell office:value-type="float" office:value="92.929135664858066" table:style-name="ce19">
            <text:p>92.9</text:p>
          </table:table-cell>
          <table:table-cell office:value-type="float" office:value="100.00000000000004" table:style-name="ce19">
            <text:p>100.0</text:p>
          </table:table-cell>
          <table:table-cell office:value-type="float" office:value="91.781105516860563" table:style-name="ce19">
            <text:p>91.8</text:p>
          </table:table-cell>
          <table:table-cell office:value-type="float" office:value="110.49717939050656" table:style-name="ce19">
            <text:p>110.5</text:p>
          </table:table-cell>
          <table:table-cell office:value-type="float" office:value="135.9543448969211" table:style-name="ce19">
            <text:p>136.0</text:p>
          </table:table-cell>
          <table:table-cell office:value-type="float" office:value="130.95088534522756" table:style-name="ce19">
            <text:p>131.0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Sheep and lambs</text:p>
          </table:table-cell>
          <table:table-cell office:value-type="float" office:value="87.29045398973949" table:style-name="ce19">
            <text:p>87.3</text:p>
          </table:table-cell>
          <table:table-cell office:value-type="float" office:value="79.187451281825105" table:style-name="ce19">
            <text:p>79.2</text:p>
          </table:table-cell>
          <table:table-cell office:value-type="float" office:value="85.407173285794897" table:style-name="ce19">
            <text:p>85.4</text:p>
          </table:table-cell>
          <table:table-cell office:value-type="float" office:value="87.377920486702592" table:style-name="ce19">
            <text:p>87.4</text:p>
          </table:table-cell>
          <table:table-cell office:value-type="float" office:value="95.31201160109832" table:style-name="ce19">
            <text:p>95.3</text:p>
          </table:table-cell>
          <table:table-cell office:value-type="float" office:value="87.99450301057604" table:style-name="ce19">
            <text:p>88.0</text:p>
          </table:table-cell>
          <table:table-cell office:value-type="float" office:value="100" table:style-name="ce19">
            <text:p>100.0</text:p>
          </table:table-cell>
          <table:table-cell office:value-type="float" office:value="122.09334438267354" table:style-name="ce19">
            <text:p>122.1</text:p>
          </table:table-cell>
          <table:table-cell office:value-type="float" office:value="120.33866246615791" table:style-name="ce19">
            <text:p>120.3</text:p>
          </table:table-cell>
          <table:table-cell office:value-type="float" office:value="122.45105651918111" table:style-name="ce19">
            <text:p>122.5</text:p>
          </table:table-cell>
          <table:table-cell office:value-type="float" office:value="147.05159216154954" table:style-name="ce19">
            <text:p>147.1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All poultry</text:p>
          </table:table-cell>
          <table:table-cell office:value-type="float" office:value="90.619355119739211" table:style-name="ce19">
            <text:p>90.6</text:p>
          </table:table-cell>
          <table:table-cell office:value-type="float" office:value="88.578762696147393" table:style-name="ce19">
            <text:p>88.6</text:p>
          </table:table-cell>
          <table:table-cell office:value-type="float" office:value="87.600022218800589" table:style-name="ce19">
            <text:p>87.6</text:p>
          </table:table-cell>
          <table:table-cell office:value-type="float" office:value="89.497912005785281" table:style-name="ce19">
            <text:p>89.5</text:p>
          </table:table-cell>
          <table:table-cell office:value-type="float" office:value="97.467493699319988" table:style-name="ce19">
            <text:p>97.5</text:p>
          </table:table-cell>
          <table:table-cell office:value-type="float" office:value="99.620842155182132" table:style-name="ce19">
            <text:p>99.6</text:p>
          </table:table-cell>
          <table:table-cell office:value-type="float" office:value="100" table:style-name="ce19">
            <text:p>100.0</text:p>
          </table:table-cell>
          <table:table-cell office:value-type="float" office:value="100.64280481206126" table:style-name="ce19">
            <text:p>100.6</text:p>
          </table:table-cell>
          <table:table-cell office:value-type="float" office:value="103.49119659829505" table:style-name="ce19">
            <text:p>103.5</text:p>
          </table:table-cell>
          <table:table-cell office:value-type="float" office:value="121.70670140079208" table:style-name="ce19">
            <text:p>121.7</text:p>
          </table:table-cell>
          <table:table-cell office:value-type="float" office:value="108.12590090074823" table:style-name="ce19">
            <text:p>108.1</text:p>
          </table:table-cell>
          <table:table-cell office:value-type="string" table:style-name="ce20">
            <text:p>[Note 1]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Animal products</text:p>
          </table:table-cell>
          <table:table-cell office:value-type="float" office:value="111.81668733572045" table:style-name="ce19">
            <text:p>111.8</text:p>
          </table:table-cell>
          <table:table-cell office:value-type="float" office:value="90.285035509535959" table:style-name="ce19">
            <text:p>90.3</text:p>
          </table:table-cell>
          <table:table-cell office:value-type="float" office:value="82.801831592851173" table:style-name="ce19">
            <text:p>82.8</text:p>
          </table:table-cell>
          <table:table-cell office:value-type="float" office:value="100.58496430571543" table:style-name="ce19">
            <text:p>100.6</text:p>
          </table:table-cell>
          <table:table-cell office:value-type="float" office:value="102.07681128702066" table:style-name="ce19">
            <text:p>102.1</text:p>
          </table:table-cell>
          <table:table-cell office:value-type="float" office:value="99.98518715129758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9.08573224226323" table:style-name="ce19">
            <text:p>109.1</text:p>
          </table:table-cell>
          <table:table-cell office:value-type="float" office:value="149.13298640675478" table:style-name="ce19">
            <text:p>149.1</text:p>
          </table:table-cell>
          <table:table-cell office:value-type="float" office:value="141.20570877861556" table:style-name="ce19">
            <text:p>141.2</text:p>
          </table:table-cell>
          <table:table-cell office:value-type="float" office:value="147.97686110515326" table:style-name="ce19">
            <text:p>148.0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Milk</text:p>
          </table:table-cell>
          <table:table-cell office:value-type="float" office:value="110.32092941882405" table:style-name="ce19">
            <text:p>110.3</text:p>
          </table:table-cell>
          <table:table-cell office:value-type="float" office:value="85.608821505681931" table:style-name="ce19">
            <text:p>85.6</text:p>
          </table:table-cell>
          <table:table-cell office:value-type="float" office:value="79.132626057147448" table:style-name="ce19">
            <text:p>79.1</text:p>
          </table:table-cell>
          <table:table-cell office:value-type="float" office:value="100.57055465689724" table:style-name="ce19">
            <text:p>100.6</text:p>
          </table:table-cell>
          <table:table-cell office:value-type="float" office:value="102.573073116999" table:style-name="ce19">
            <text:p>102.6</text:p>
          </table:table-cell>
          <table:table-cell office:value-type="float" office:value="101.05542905237606" table:style-name="ce19">
            <text:p>101.1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08.83339551532568" table:style-name="ce19">
            <text:p>108.8</text:p>
          </table:table-cell>
          <table:table-cell office:value-type="float" office:value="154.21213716936259" table:style-name="ce19">
            <text:p>154.2</text:p>
          </table:table-cell>
          <table:table-cell office:value-type="float" office:value="138.12061205005824" table:style-name="ce19">
            <text:p>138.1</text:p>
          </table:table-cell>
          <table:table-cell office:value-type="float" office:value="144.34898718210295" table:style-name="ce19">
            <text:p>144.3</text:p>
          </table:table-cell>
          <table:table-cell table:style-name="ce20"/>
          <table:table-cell table:number-columns-repeated="16371"/>
        </table:table-row>
        <table:table-row table:style-name="ro3">
          <table:table-cell office:value-type="string" table:style-name="ce1">
            <text:p>Eggs</text:p>
          </table:table-cell>
          <table:table-cell office:value-type="float" office:value="112.52279095990279" table:style-name="ce19">
            <text:p>112.5</text:p>
          </table:table-cell>
          <table:table-cell office:value-type="float" office:value="110.68734017515357" table:style-name="ce19">
            <text:p>110.7</text:p>
          </table:table-cell>
          <table:table-cell office:value-type="float" office:value="96.199033869108277" table:style-name="ce19">
            <text:p>96.2</text:p>
          </table:table-cell>
          <table:table-cell office:value-type="float" office:value="95.617560938391222" table:style-name="ce19">
            <text:p>95.6</text:p>
          </table:table-cell>
          <table:table-cell office:value-type="float" office:value="93.446732616324766" table:style-name="ce19">
            <text:p>93.4</text:p>
          </table:table-cell>
          <table:table-cell office:value-type="float" office:value="91.687236760463207" table:style-name="ce19">
            <text:p>91.7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08.39487342187276" table:style-name="ce19">
            <text:p>108.4</text:p>
          </table:table-cell>
          <table:table-cell office:value-type="float" office:value="120.22330552334589" table:style-name="ce19">
            <text:p>120.2</text:p>
          </table:table-cell>
          <table:table-cell office:value-type="float" office:value="162.39159984016555" table:style-name="ce19">
            <text:p>162.4</text:p>
          </table:table-cell>
          <table:table-cell office:value-type="float" office:value="173.28724585840851" table:style-name="ce19">
            <text:p>173.3</text:p>
          </table:table-cell>
          <table:table-cell table:style-name="ce20"/>
          <table:table-cell table:number-columns-repeated="16371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13">
            <text:p>Table 6.1b Price indices for agricultural inputs (2020 = 100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Type</text:p>
          </table:table-cell>
          <table:table-cell office:value-type="string" table:style-name="ce15">
            <text:p>2014</text:p>
          </table:table-cell>
          <table:table-cell office:value-type="string" table:style-name="ce15">
            <text:p>2015</text:p>
          </table:table-cell>
          <table:table-cell office:value-type="string" table:style-name="ce15">
            <text:p>2016</text:p>
          </table:table-cell>
          <table:table-cell office:value-type="string" table:style-name="ce15">
            <text:p>2017</text:p>
          </table:table-cell>
          <table:table-cell office:value-type="string" table:style-name="ce15">
            <text:p>2018</text:p>
          </table:table-cell>
          <table:table-cell office:value-type="string" table:style-name="ce15">
            <text:p>2019</text:p>
          </table:table-cell>
          <table:table-cell office:value-type="string" table:style-name="ce15">
            <text:p>2020</text:p>
          </table:table-cell>
          <table:table-cell office:value-type="string" table:style-name="ce15">
            <text:p>2021</text:p>
          </table:table-cell>
          <table:table-cell office:value-type="string" table:style-name="ce15">
            <text:p>2022</text:p>
          </table:table-cell>
          <table:table-cell office:value-type="string" table:style-name="ce15">
            <text:p>2023</text:p>
          </table:table-cell>
          <table:table-cell office:value-type="string" table:style-name="ce15">
            <text:p>202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6">
            <text:p>All inputs</text:p>
          </table:table-cell>
          <table:table-cell office:value-type="float" office:value="94.427065513770827" table:style-name="ce17">
            <text:p>94.4</text:p>
          </table:table-cell>
          <table:table-cell office:value-type="float" office:value="89.724188261384498" table:style-name="ce17">
            <text:p>89.7</text:p>
          </table:table-cell>
          <table:table-cell office:value-type="float" office:value="87.340376137100208" table:style-name="ce17">
            <text:p>87.3</text:p>
          </table:table-cell>
          <table:table-cell office:value-type="float" office:value="92.809199542235504" table:style-name="ce17">
            <text:p>92.8</text:p>
          </table:table-cell>
          <table:table-cell office:value-type="float" office:value="100.21868266896516" table:style-name="ce17">
            <text:p>100.2</text:p>
          </table:table-cell>
          <table:table-cell office:value-type="float" office:value="101.63939277106068" table:style-name="ce17">
            <text:p>101.6</text:p>
          </table:table-cell>
          <table:table-cell office:value-type="float" office:value="99.999999999999986" table:style-name="ce17">
            <text:p>100.0</text:p>
          </table:table-cell>
          <table:table-cell office:value-type="float" office:value="111.43103953857647" table:style-name="ce17">
            <text:p>111.4</text:p>
          </table:table-cell>
          <table:table-cell office:value-type="float" office:value="143.31887435400759" table:style-name="ce17">
            <text:p>143.3</text:p>
          </table:table-cell>
          <table:table-cell office:value-type="float" office:value="135.78531083993491" table:style-name="ce17">
            <text:p>135.8</text:p>
          </table:table-cell>
          <table:table-cell office:value-type="float" office:value="127.70144716810725" table:style-name="ce17">
            <text:p>127.7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6">
            <text:p>All goods and services currently consumed in agriculture</text:p>
          </table:table-cell>
          <table:table-cell office:value-type="float" office:value="92.707808615576013" table:style-name="ce17">
            <text:p>92.7</text:p>
          </table:table-cell>
          <table:table-cell office:value-type="float" office:value="88.578386966190564" table:style-name="ce17">
            <text:p>88.6</text:p>
          </table:table-cell>
          <table:table-cell office:value-type="float" office:value="85.634137573695781" table:style-name="ce17">
            <text:p>85.6</text:p>
          </table:table-cell>
          <table:table-cell office:value-type="float" office:value="90.725261570172123" table:style-name="ce17">
            <text:p>90.7</text:p>
          </table:table-cell>
          <table:table-cell office:value-type="float" office:value="98.761369753703462" table:style-name="ce17">
            <text:p>98.8</text:p>
          </table:table-cell>
          <table:table-cell office:value-type="float" office:value="100.46921512947219" table:style-name="ce17">
            <text:p>100.5</text:p>
          </table:table-cell>
          <table:table-cell office:value-type="float" office:value="100" table:style-name="ce17">
            <text:p>100.0</text:p>
          </table:table-cell>
          <table:table-cell office:value-type="float" office:value="112.67742373324477" table:style-name="ce17">
            <text:p>112.7</text:p>
          </table:table-cell>
          <table:table-cell office:value-type="float" office:value="147.63894143592262" table:style-name="ce17">
            <text:p>147.6</text:p>
          </table:table-cell>
          <table:table-cell office:value-type="float" office:value="137.7162332119583" table:style-name="ce17">
            <text:p>137.7</text:p>
          </table:table-cell>
          <table:table-cell office:value-type="float" office:value="127.14933788203896" table:style-name="ce17">
            <text:p>127.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eeds</text:p>
          </table:table-cell>
          <table:table-cell office:value-type="float" office:value="91.501394814079319" table:style-name="ce19">
            <text:p>91.5</text:p>
          </table:table-cell>
          <table:table-cell office:value-type="float" office:value="88.579989773930038" table:style-name="ce19">
            <text:p>88.6</text:p>
          </table:table-cell>
          <table:table-cell office:value-type="float" office:value="89.874412469135962" table:style-name="ce19">
            <text:p>89.9</text:p>
          </table:table-cell>
          <table:table-cell office:value-type="float" office:value="88.600860398611076" table:style-name="ce19">
            <text:p>88.6</text:p>
          </table:table-cell>
          <table:table-cell office:value-type="float" office:value="98.603736149531656" table:style-name="ce19">
            <text:p>98.6</text:p>
          </table:table-cell>
          <table:table-cell office:value-type="float" office:value="98.202878931011341" table:style-name="ce19">
            <text:p>98.2</text:p>
          </table:table-cell>
          <table:table-cell office:value-type="float" office:value="99.999999999999972" table:style-name="ce19">
            <text:p>100.0</text:p>
          </table:table-cell>
          <table:table-cell office:value-type="float" office:value="104.35117600033871" table:style-name="ce19">
            <text:p>104.4</text:p>
          </table:table-cell>
          <table:table-cell office:value-type="float" office:value="109.28868375830157" table:style-name="ce19">
            <text:p>109.3</text:p>
          </table:table-cell>
          <table:table-cell office:value-type="float" office:value="106.64643422901354" table:style-name="ce19">
            <text:p>106.6</text:p>
          </table:table-cell>
          <table:table-cell office:value-type="float" office:value="107.01262257636121" table:style-name="ce19">
            <text:p>107.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nergy and lubricants</text:p>
          </table:table-cell>
          <table:table-cell office:value-type="float" office:value="107.36188220127245" table:style-name="ce19">
            <text:p>107.4</text:p>
          </table:table-cell>
          <table:table-cell office:value-type="float" office:value="90.506811544281661" table:style-name="ce19">
            <text:p>90.5</text:p>
          </table:table-cell>
          <table:table-cell office:value-type="float" office:value="86.043669555748323" table:style-name="ce19">
            <text:p>86.0</text:p>
          </table:table-cell>
          <table:table-cell office:value-type="float" office:value="96.620038449763967" table:style-name="ce19">
            <text:p>96.6</text:p>
          </table:table-cell>
          <table:table-cell office:value-type="float" office:value="107.78652140137869" table:style-name="ce19">
            <text:p>107.8</text:p>
          </table:table-cell>
          <table:table-cell office:value-type="float" office:value="111.17165386186869" table:style-name="ce19">
            <text:p>111.2</text:p>
          </table:table-cell>
          <table:table-cell office:value-type="float" office:value="100" table:style-name="ce19">
            <text:p>100.0</text:p>
          </table:table-cell>
          <table:table-cell office:value-type="float" office:value="116.29198035420211" table:style-name="ce19">
            <text:p>116.3</text:p>
          </table:table-cell>
          <table:table-cell office:value-type="float" office:value="176.29382853802747" table:style-name="ce19">
            <text:p>176.3</text:p>
          </table:table-cell>
          <table:table-cell office:value-type="float" office:value="167.8666921271776" table:style-name="ce19">
            <text:p>167.9</text:p>
          </table:table-cell>
          <table:table-cell office:value-type="float" office:value="148.78586021634871" table:style-name="ce19">
            <text:p>148.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ertilisers and soil improvers</text:p>
          </table:table-cell>
          <table:table-cell office:value-type="float" office:value="93.861628534852713" table:style-name="ce19">
            <text:p>93.9</text:p>
          </table:table-cell>
          <table:table-cell office:value-type="float" office:value="112.73503465255818" table:style-name="ce19">
            <text:p>112.7</text:p>
          </table:table-cell>
          <table:table-cell office:value-type="float" office:value="92.59488130317655" table:style-name="ce19">
            <text:p>92.6</text:p>
          </table:table-cell>
          <table:table-cell office:value-type="float" office:value="99.491194141498227" table:style-name="ce19">
            <text:p>99.5</text:p>
          </table:table-cell>
          <table:table-cell office:value-type="float" office:value="111.87573529780043" table:style-name="ce19">
            <text:p>111.9</text:p>
          </table:table-cell>
          <table:table-cell office:value-type="float" office:value="115.1508937769385" table:style-name="ce19">
            <text:p>115.2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45.75804227020774" table:style-name="ce19">
            <text:p>145.8</text:p>
          </table:table-cell>
          <table:table-cell office:value-type="float" office:value="297.88939641883377" table:style-name="ce19">
            <text:p>297.9</text:p>
          </table:table-cell>
          <table:table-cell office:value-type="float" office:value="190.20304074383122" table:style-name="ce19">
            <text:p>190.2</text:p>
          </table:table-cell>
          <table:table-cell office:value-type="float" office:value="153.85379060640557" table:style-name="ce19">
            <text:p>153.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lant protection products</text:p>
          </table:table-cell>
          <table:table-cell office:value-type="float" office:value="68.532347018765179" table:style-name="ce19">
            <text:p>68.5</text:p>
          </table:table-cell>
          <table:table-cell office:value-type="float" office:value="68.902217382871612" table:style-name="ce19">
            <text:p>68.9</text:p>
          </table:table-cell>
          <table:table-cell office:value-type="float" office:value="68.889930632792769" table:style-name="ce19">
            <text:p>68.9</text:p>
          </table:table-cell>
          <table:table-cell office:value-type="float" office:value="73.874671130237687" table:style-name="ce19">
            <text:p>73.9</text:p>
          </table:table-cell>
          <table:table-cell office:value-type="float" office:value="92.696542481397401" table:style-name="ce19">
            <text:p>92.7</text:p>
          </table:table-cell>
          <table:table-cell office:value-type="float" office:value="91.810432248669571" table:style-name="ce19">
            <text:p>91.8</text:p>
          </table:table-cell>
          <table:table-cell office:value-type="float" office:value="100.00000000000003" table:style-name="ce19">
            <text:p>100.0</text:p>
          </table:table-cell>
          <table:table-cell office:value-type="float" office:value="100.87462800360213" table:style-name="ce19">
            <text:p>100.9</text:p>
          </table:table-cell>
          <table:table-cell office:value-type="float" office:value="111.51509095291" table:style-name="ce19">
            <text:p>111.5</text:p>
          </table:table-cell>
          <table:table-cell office:value-type="float" office:value="125.93183990047902" table:style-name="ce19">
            <text:p>125.9</text:p>
          </table:table-cell>
          <table:table-cell office:value-type="float" office:value="115.17139253580449" table:style-name="ce19">
            <text:p>115.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eterinary services</text:p>
          </table:table-cell>
          <table:table-cell office:value-type="float" office:value="91.589895655681048" table:style-name="ce19">
            <text:p>91.6</text:p>
          </table:table-cell>
          <table:table-cell office:value-type="float" office:value="86.874090323639379" table:style-name="ce19">
            <text:p>86.9</text:p>
          </table:table-cell>
          <table:table-cell office:value-type="float" office:value="87.216471109123674" table:style-name="ce19">
            <text:p>87.2</text:p>
          </table:table-cell>
          <table:table-cell office:value-type="float" office:value="87.677876119910039" table:style-name="ce19">
            <text:p>87.7</text:p>
          </table:table-cell>
          <table:table-cell office:value-type="float" office:value="94.771726732181762" table:style-name="ce19">
            <text:p>94.8</text:p>
          </table:table-cell>
          <table:table-cell office:value-type="float" office:value="100.00331757938817" table:style-name="ce19">
            <text:p>100.0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00.84010908922474" table:style-name="ce19">
            <text:p>100.8</text:p>
          </table:table-cell>
          <table:table-cell office:value-type="float" office:value="102.37006298778294" table:style-name="ce19">
            <text:p>102.4</text:p>
          </table:table-cell>
          <table:table-cell office:value-type="float" office:value="105.7136257831517" table:style-name="ce19">
            <text:p>105.7</text:p>
          </table:table-cell>
          <table:table-cell office:value-type="float" office:value="113.45503710495689" table:style-name="ce19">
            <text:p>113.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nimal feedingstuffs</text:p>
          </table:table-cell>
          <table:table-cell office:value-type="float" office:value="95.617006687151189" table:style-name="ce19">
            <text:p>95.6</text:p>
          </table:table-cell>
          <table:table-cell office:value-type="float" office:value="86.037124233669431" table:style-name="ce19">
            <text:p>86.0</text:p>
          </table:table-cell>
          <table:table-cell office:value-type="float" office:value="83.008745735080524" table:style-name="ce19">
            <text:p>83.0</text:p>
          </table:table-cell>
          <table:table-cell office:value-type="float" office:value="89.557532101213468" table:style-name="ce19">
            <text:p>89.6</text:p>
          </table:table-cell>
          <table:table-cell office:value-type="float" office:value="97.399752742011145" table:style-name="ce19">
            <text:p>97.4</text:p>
          </table:table-cell>
          <table:table-cell office:value-type="float" office:value="97.97031648132068" table:style-name="ce19">
            <text:p>98.0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14.26757374368364" table:style-name="ce19">
            <text:p>114.3</text:p>
          </table:table-cell>
          <table:table-cell office:value-type="float" office:value="147.08870046346561" table:style-name="ce19">
            <text:p>147.1</text:p>
          </table:table-cell>
          <table:table-cell office:value-type="float" office:value="140.39717691626973" table:style-name="ce19">
            <text:p>140.4</text:p>
          </table:table-cell>
          <table:table-cell office:value-type="float" office:value="124.61620169446265" table:style-name="ce19">
            <text:p>124.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traight feedingstuffs</text:p>
          </table:table-cell>
          <table:table-cell office:value-type="float" office:value="91.04514669464163" table:style-name="ce19">
            <text:p>91.0</text:p>
          </table:table-cell>
          <table:table-cell office:value-type="float" office:value="77.646470037776353" table:style-name="ce19">
            <text:p>77.6</text:p>
          </table:table-cell>
          <table:table-cell office:value-type="float" office:value="77.529921798297721" table:style-name="ce19">
            <text:p>77.5</text:p>
          </table:table-cell>
          <table:table-cell office:value-type="float" office:value="84.808621470820128" table:style-name="ce19">
            <text:p>84.8</text:p>
          </table:table-cell>
          <table:table-cell office:value-type="float" office:value="96.106076038670508" table:style-name="ce19">
            <text:p>96.1</text:p>
          </table:table-cell>
          <table:table-cell office:value-type="float" office:value="94.634609615950126" table:style-name="ce19">
            <text:p>94.6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15.25570191004604" table:style-name="ce19">
            <text:p>115.3</text:p>
          </table:table-cell>
          <table:table-cell office:value-type="float" office:value="143.49835503686774" table:style-name="ce19">
            <text:p>143.5</text:p>
          </table:table-cell>
          <table:table-cell office:value-type="float" office:value="128.07546674229945" table:style-name="ce19">
            <text:p>128.1</text:p>
          </table:table-cell>
          <table:table-cell office:value-type="float" office:value="114.46093247866084" table:style-name="ce19">
            <text:p>114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mpound feedingstuffs</text:p>
          </table:table-cell>
          <table:table-cell office:value-type="float" office:value="97.428048932802938" table:style-name="ce19">
            <text:p>97.4</text:p>
          </table:table-cell>
          <table:table-cell office:value-type="float" office:value="89.360898199257704" table:style-name="ce19">
            <text:p>89.4</text:p>
          </table:table-cell>
          <table:table-cell office:value-type="float" office:value="85.179061891362281" table:style-name="ce19">
            <text:p>85.2</text:p>
          </table:table-cell>
          <table:table-cell office:value-type="float" office:value="91.438709080945557" table:style-name="ce19">
            <text:p>91.4</text:p>
          </table:table-cell>
          <table:table-cell office:value-type="float" office:value="97.91221444595746" table:style-name="ce19">
            <text:p>97.9</text:p>
          </table:table-cell>
          <table:table-cell office:value-type="float" office:value="99.291683728391732" table:style-name="ce19">
            <text:p>99.3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13.87614840337739" table:style-name="ce19">
            <text:p>113.9</text:p>
          </table:table-cell>
          <table:table-cell office:value-type="float" office:value="148.51093720184008" table:style-name="ce19">
            <text:p>148.5</text:p>
          </table:table-cell>
          <table:table-cell office:value-type="float" office:value="145.27815264612548" table:style-name="ce19">
            <text:p>145.3</text:p>
          </table:table-cell>
          <table:table-cell office:value-type="float" office:value="128.63898926799217" table:style-name="ce19">
            <text:p>128.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intenance of materials</text:p>
          </table:table-cell>
          <table:table-cell office:value-type="float" office:value="86.624440059646901" table:style-name="ce19">
            <text:p>86.6</text:p>
          </table:table-cell>
          <table:table-cell office:value-type="float" office:value="86.66054523926816" table:style-name="ce19">
            <text:p>86.7</text:p>
          </table:table-cell>
          <table:table-cell office:value-type="float" office:value="87.74054190156221" table:style-name="ce19">
            <text:p>87.7</text:p>
          </table:table-cell>
          <table:table-cell office:value-type="float" office:value="89.527141547872517" table:style-name="ce19">
            <text:p>89.5</text:p>
          </table:table-cell>
          <table:table-cell office:value-type="float" office:value="92.501836671729265" table:style-name="ce19">
            <text:p>92.5</text:p>
          </table:table-cell>
          <table:table-cell office:value-type="float" office:value="94.86446048523851" table:style-name="ce19">
            <text:p>94.9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03.86681433093405" table:style-name="ce19">
            <text:p>103.9</text:p>
          </table:table-cell>
          <table:table-cell office:value-type="float" office:value="110.60540198617856" table:style-name="ce19">
            <text:p>110.6</text:p>
          </table:table-cell>
          <table:table-cell office:value-type="float" office:value="118.59868866792824" table:style-name="ce19">
            <text:p>118.6</text:p>
          </table:table-cell>
          <table:table-cell office:value-type="float" office:value="126.29720323455528" table:style-name="ce19">
            <text:p>126.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intenance of buildings</text:p>
          </table:table-cell>
          <table:table-cell office:value-type="float" office:value="98.7976844292712" table:style-name="ce19">
            <text:p>98.8</text:p>
          </table:table-cell>
          <table:table-cell office:value-type="float" office:value="89.082677749740242" table:style-name="ce19">
            <text:p>89.1</text:p>
          </table:table-cell>
          <table:table-cell office:value-type="float" office:value="88.51120676859135" table:style-name="ce19">
            <text:p>88.5</text:p>
          </table:table-cell>
          <table:table-cell office:value-type="float" office:value="93.082974617782412" table:style-name="ce19">
            <text:p>93.1</text:p>
          </table:table-cell>
          <table:table-cell office:value-type="float" office:value="97.677007570135089" table:style-name="ce19">
            <text:p>97.7</text:p>
          </table:table-cell>
          <table:table-cell office:value-type="float" office:value="99.866409381030152" table:style-name="ce19">
            <text:p>99.9</text:p>
          </table:table-cell>
          <table:table-cell office:value-type="float" office:value="100.00000000000001" table:style-name="ce19">
            <text:p>100.0</text:p>
          </table:table-cell>
          <table:table-cell office:value-type="float" office:value="115.23675226361883" table:style-name="ce19">
            <text:p>115.2</text:p>
          </table:table-cell>
          <table:table-cell office:value-type="float" office:value="137.219830785216" table:style-name="ce19">
            <text:p>137.2</text:p>
          </table:table-cell>
          <table:table-cell office:value-type="float" office:value="138.47409826332196" table:style-name="ce19">
            <text:p>138.5</text:p>
          </table:table-cell>
          <table:table-cell office:value-type="float" office:value="136.55929939142052" table:style-name="ce19">
            <text:p>136.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ther goods and services</text:p>
          </table:table-cell>
          <table:table-cell office:value-type="float" office:value="88.729723255632777" table:style-name="ce19">
            <text:p>88.7</text:p>
          </table:table-cell>
          <table:table-cell office:value-type="float" office:value="89.838661291359699" table:style-name="ce19">
            <text:p>89.8</text:p>
          </table:table-cell>
          <table:table-cell office:value-type="float" office:value="90.960282436996877" table:style-name="ce19">
            <text:p>91.0</text:p>
          </table:table-cell>
          <table:table-cell office:value-type="float" office:value="93.474973610214704" table:style-name="ce19">
            <text:p>93.5</text:p>
          </table:table-cell>
          <table:table-cell office:value-type="float" office:value="96.420522482697805" table:style-name="ce19">
            <text:p>96.4</text:p>
          </table:table-cell>
          <table:table-cell office:value-type="float" office:value="99.497767503253584" table:style-name="ce19">
            <text:p>99.5</text:p>
          </table:table-cell>
          <table:table-cell office:value-type="float" office:value="100" table:style-name="ce19">
            <text:p>100.0</text:p>
          </table:table-cell>
          <table:table-cell office:value-type="float" office:value="103.27969487643452" table:style-name="ce19">
            <text:p>103.3</text:p>
          </table:table-cell>
          <table:table-cell office:value-type="float" office:value="111.86090352301738" table:style-name="ce19">
            <text:p>111.9</text:p>
          </table:table-cell>
          <table:table-cell office:value-type="float" office:value="117.45269672488037" table:style-name="ce19">
            <text:p>117.5</text:p>
          </table:table-cell>
          <table:table-cell office:value-type="float" office:value="118.37682966415288" table:style-name="ce19">
            <text:p>118.4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Goods and services contributing to investment</text:p>
          </table:table-cell>
          <table:table-cell office:value-type="float" office:value="102.43643539681169" table:style-name="ce17">
            <text:p>102.4</text:p>
          </table:table-cell>
          <table:table-cell office:value-type="float" office:value="95.062044631372956" table:style-name="ce17">
            <text:p>95.1</text:p>
          </table:table-cell>
          <table:table-cell office:value-type="float" office:value="95.289098505097286" table:style-name="ce17">
            <text:p>95.3</text:p>
          </table:table-cell>
          <table:table-cell office:value-type="float" office:value="102.51748109637391" table:style-name="ce17">
            <text:p>102.5</text:p>
          </table:table-cell>
          <table:table-cell office:value-type="float" office:value="107.00775426490848" table:style-name="ce17">
            <text:p>107.0</text:p>
          </table:table-cell>
          <table:table-cell office:value-type="float" office:value="107.09080935120517" table:style-name="ce17">
            <text:p>107.1</text:p>
          </table:table-cell>
          <table:table-cell office:value-type="float" office:value="99.999999999999986" table:style-name="ce17">
            <text:p>100.0</text:p>
          </table:table-cell>
          <table:table-cell office:value-type="float" office:value="105.6246053506689" table:style-name="ce17">
            <text:p>105.6</text:p>
          </table:table-cell>
          <table:table-cell office:value-type="float" office:value="123.19331009718404" table:style-name="ce17">
            <text:p>123.2</text:p>
          </table:table-cell>
          <table:table-cell office:value-type="float" office:value="126.7898712932259" table:style-name="ce17">
            <text:p>126.8</text:p>
          </table:table-cell>
          <table:table-cell office:value-type="float" office:value="130.27351623621806" table:style-name="ce17">
            <text:p>130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terials</text:p>
          </table:table-cell>
          <table:table-cell office:value-type="float" office:value="103.08299935304673" table:style-name="ce19">
            <text:p>103.1</text:p>
          </table:table-cell>
          <table:table-cell office:value-type="float" office:value="97.284377565328214" table:style-name="ce19">
            <text:p>97.3</text:p>
          </table:table-cell>
          <table:table-cell office:value-type="float" office:value="97.847577975338879" table:style-name="ce19">
            <text:p>97.8</text:p>
          </table:table-cell>
          <table:table-cell office:value-type="float" office:value="106.78930731969845" table:style-name="ce19">
            <text:p>106.8</text:p>
          </table:table-cell>
          <table:table-cell office:value-type="float" office:value="111.48724496329082" table:style-name="ce19">
            <text:p>111.5</text:p>
          </table:table-cell>
          <table:table-cell office:value-type="float" office:value="110.52475757154032" table:style-name="ce19">
            <text:p>110.5</text:p>
          </table:table-cell>
          <table:table-cell office:value-type="float" office:value="99.999999999999986" table:style-name="ce19">
            <text:p>100.0</text:p>
          </table:table-cell>
          <table:table-cell office:value-type="float" office:value="102.37792223593459" table:style-name="ce19">
            <text:p>102.4</text:p>
          </table:table-cell>
          <table:table-cell office:value-type="float" office:value="118.29110391655945" table:style-name="ce19">
            <text:p>118.3</text:p>
          </table:table-cell>
          <table:table-cell office:value-type="float" office:value="121.46162371866357" table:style-name="ce19">
            <text:p>121.5</text:p>
          </table:table-cell>
          <table:table-cell office:value-type="float" office:value="125.7540164310701" table:style-name="ce19">
            <text:p>125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uildings</text:p>
          </table:table-cell>
          <table:table-cell office:value-type="float" office:value="101.04848616174149" table:style-name="ce19">
            <text:p>101.0</text:p>
          </table:table-cell>
          <table:table-cell office:value-type="float" office:value="90.291464295104888" table:style-name="ce19">
            <text:p>90.3</text:p>
          </table:table-cell>
          <table:table-cell office:value-type="float" office:value="89.796927793413261" table:style-name="ce19">
            <text:p>89.8</text:p>
          </table:table-cell>
          <table:table-cell office:value-type="float" office:value="93.347347373576653" table:style-name="ce19">
            <text:p>93.3</text:p>
          </table:table-cell>
          <table:table-cell office:value-type="float" office:value="97.391836723622362" table:style-name="ce19">
            <text:p>97.4</text:p>
          </table:table-cell>
          <table:table-cell office:value-type="float" office:value="99.719309966305516" table:style-name="ce19">
            <text:p>99.7</text:p>
          </table:table-cell>
          <table:table-cell office:value-type="float" office:value="100" table:style-name="ce19">
            <text:p>100.0</text:p>
          </table:table-cell>
          <table:table-cell office:value-type="float" office:value="112.59411130929166" table:style-name="ce19">
            <text:p>112.6</text:p>
          </table:table-cell>
          <table:table-cell office:value-type="float" office:value="133.71665160569353" table:style-name="ce19">
            <text:p>133.7</text:p>
          </table:table-cell>
          <table:table-cell office:value-type="float" office:value="138.22777635128335" table:style-name="ce19">
            <text:p>138.2</text:p>
          </table:table-cell>
          <table:table-cell office:value-type="float" office:value="139.97531949475706" table:style-name="ce19">
            <text:p>140.0</text:p>
          </table:table-cell>
          <table:table-cell table:number-columns-repeated="16372"/>
        </table:table-row>
        <table:table-row table:number-rows-repeated="1048529" table:style-name="ro3">
          <table:table-cell table:number-columns-repeated="16384"/>
        </table:table-row>
      </table:table>
      <table:table table:name="Table_6_2" table:style-name="ta1"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1">
            <text:p>Table 6.2 Contributions to the all agricultural outputs and inputs average annual inflation rat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2 tables displayed next to each other vertically with 1 blank row between each tabl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3">
            <text:p>Table 6.2a Contributions to the all agricultural outputs average annual inflation rate (2020 = 100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Type</text:p>
          </table:table-cell>
          <table:table-cell office:value-type="string" table:style-name="ce22">
            <text:p>2020</text:p>
          </table:table-cell>
          <table:table-cell office:value-type="string" table:style-name="ce22">
            <text:p>2021</text:p>
          </table:table-cell>
          <table:table-cell office:value-type="string" table:style-name="ce22">
            <text:p>2022</text:p>
          </table:table-cell>
          <table:table-cell office:value-type="string" table:style-name="ce22">
            <text:p>2023</text:p>
          </table:table-cell>
          <table:table-cell office:value-type="string" table:style-name="ce22">
            <text:p>2024</text:p>
          </table:table-cell>
          <table:table-cell office:value-type="string" table:style-name="ce22">
            <text:p>Notes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All outputs</text:p>
          </table:table-cell>
          <table:table-cell office:value-type="string" table:style-name="ce23">
            <text:p>[x]</text:p>
          </table:table-cell>
          <table:table-cell office:value-type="float" office:value="10.027422238258699" table:style-name="ce24">
            <text:p>10.0</text:p>
          </table:table-cell>
          <table:table-cell office:value-type="float" office:value="18.785358283645799" table:style-name="ce24">
            <text:p>18.8</text:p>
          </table:table-cell>
          <table:table-cell office:value-type="float" office:value="1.2186074010066901" table:style-name="ce24">
            <text:p>1.2</text:p>
          </table:table-cell>
          <table:table-cell office:value-type="float" office:value="2.5125590170068302" table:style-name="ce24">
            <text:p>2.5</text:p>
          </table:table-cell>
          <table:table-cell table:style-name="ce23"/>
          <table:table-cell table:number-columns-repeated="16377"/>
        </table:table-row>
        <table:table-row table:style-name="ro2">
          <table:table-cell office:value-type="string" table:style-name="ce16">
            <text:p>Crop products</text:p>
          </table:table-cell>
          <table:table-cell office:value-type="string" table:style-name="ce23">
            <text:p>[x]</text:p>
          </table:table-cell>
          <table:table-cell office:value-type="float" office:value="4.96746305695895" table:style-name="ce24">
            <text:p>5.0</text:p>
          </table:table-cell>
          <table:table-cell office:value-type="float" office:value="7.16636518127667" table:style-name="ce24">
            <text:p>7.2</text:p>
          </table:table-cell>
          <table:table-cell office:value-type="float" office:value="-1.54787440600311" table:style-name="ce24">
            <text:p>-1.5</text:p>
          </table:table-cell>
          <table:table-cell office:value-type="float" office:value="0.88860354702616795" table:style-name="ce24">
            <text:p>0.9</text:p>
          </table:table-cell>
          <table:table-cell table:style-name="ce23"/>
          <table:table-cell table:number-columns-repeated="16377"/>
        </table:table-row>
        <table:table-row table:style-name="ro3">
          <table:table-cell office:value-type="string" table:style-name="ce1">
            <text:p>Cereals</text:p>
          </table:table-cell>
          <table:table-cell office:value-type="string" table:style-name="ce25">
            <text:p>[x]</text:p>
          </table:table-cell>
          <table:table-cell office:value-type="float" office:value="3.0848203198847601" table:style-name="ce26">
            <text:p>3.1</text:p>
          </table:table-cell>
          <table:table-cell office:value-type="float" office:value="5.0707707527382704" table:style-name="ce26">
            <text:p>5.1</text:p>
          </table:table-cell>
          <table:table-cell office:value-type="float" office:value="-3.76384486379431" table:style-name="ce26">
            <text:p>-3.8</text:p>
          </table:table-cell>
          <table:table-cell office:value-type="float" office:value="-0.86793861685856299" table:style-name="ce26">
            <text:p>-0.9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Wheat</text:p>
          </table:table-cell>
          <table:table-cell office:value-type="string" table:style-name="ce25">
            <text:p>[x]</text:p>
          </table:table-cell>
          <table:table-cell office:value-type="float" office:value="1.8204166739676499" table:style-name="ce26">
            <text:p>1.8</text:p>
          </table:table-cell>
          <table:table-cell office:value-type="float" office:value="3.2793548469990901" table:style-name="ce26">
            <text:p>3.3</text:p>
          </table:table-cell>
          <table:table-cell office:value-type="float" office:value="-2.5404286540941099" table:style-name="ce26">
            <text:p>-2.5</text:p>
          </table:table-cell>
          <table:table-cell office:value-type="float" office:value="-0.61241286364385505" table:style-name="ce26">
            <text:p>-0.6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Barley</text:p>
          </table:table-cell>
          <table:table-cell office:value-type="string" table:style-name="ce25">
            <text:p>[x]</text:p>
          </table:table-cell>
          <table:table-cell office:value-type="float" office:value="1.2053979492898601" table:style-name="ce26">
            <text:p>1.2</text:p>
          </table:table-cell>
          <table:table-cell office:value-type="float" office:value="1.5710509107480299" table:style-name="ce26">
            <text:p>1.6</text:p>
          </table:table-cell>
          <table:table-cell office:value-type="float" office:value="-1.1734742432431799" table:style-name="ce26">
            <text:p>-1.2</text:p>
          </table:table-cell>
          <table:table-cell office:value-type="float" office:value="-0.28397807579344098" table:style-name="ce26">
            <text:p>-0.3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Oats</text:p>
          </table:table-cell>
          <table:table-cell office:value-type="string" table:style-name="ce25">
            <text:p>[x]</text:p>
          </table:table-cell>
          <table:table-cell office:value-type="float" office:value="5.9005696627243497E-2" table:style-name="ce26">
            <text:p>0.1</text:p>
          </table:table-cell>
          <table:table-cell office:value-type="float" office:value="0.220364994991158" table:style-name="ce26">
            <text:p>0.2</text:p>
          </table:table-cell>
          <table:table-cell office:value-type="float" office:value="-4.9941966457019399E-2" table:style-name="ce26">
            <text:p>0.0</text:p>
          </table:table-cell>
          <table:table-cell office:value-type="float" office:value="2.8452322578729899E-2" table:style-name="ce26">
            <text:p>0.0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Potatoes</text:p>
          </table:table-cell>
          <table:table-cell office:value-type="string" table:style-name="ce25">
            <text:p>[x]</text:p>
          </table:table-cell>
          <table:table-cell office:value-type="float" office:value="8.4021115470964705E-2" table:style-name="ce26">
            <text:p>0.1</text:p>
          </table:table-cell>
          <table:table-cell office:value-type="float" office:value="0.14853243466097901" table:style-name="ce26">
            <text:p>0.1</text:p>
          </table:table-cell>
          <table:table-cell office:value-type="float" office:value="1.3808459854110999" table:style-name="ce26">
            <text:p>1.4</text:p>
          </table:table-cell>
          <table:table-cell office:value-type="float" office:value="1.63790011061691" table:style-name="ce26">
            <text:p>1.6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Industrial crops</text:p>
          </table:table-cell>
          <table:table-cell office:value-type="string" table:style-name="ce25">
            <text:p>[x]</text:p>
          </table:table-cell>
          <table:table-cell office:value-type="float" office:value="1.02198466541578" table:style-name="ce27">
            <text:p>1.0</text:p>
          </table:table-cell>
          <table:table-cell office:value-type="float" office:value="1.2878724374130399" table:style-name="ce27">
            <text:p>1.3</text:p>
          </table:table-cell>
          <table:table-cell office:value-type="float" office:value="-1.1089268246306301" table:style-name="ce27">
            <text:p>-1.1</text:p>
          </table:table-cell>
          <table:table-cell office:value-type="float" office:value="3.6368665805867999E-2" table:style-name="ce27">
            <text:p>0.0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Oilseed rape</text:p>
          </table:table-cell>
          <table:table-cell office:value-type="string" table:style-name="ce25">
            <text:p>[x]</text:p>
          </table:table-cell>
          <table:table-cell office:value-type="float" office:value="0.97019957823831504" table:style-name="ce27">
            <text:p>1.0</text:p>
          </table:table-cell>
          <table:table-cell office:value-type="float" office:value="0.87168216051829095" table:style-name="ce27">
            <text:p>0.9</text:p>
          </table:table-cell>
          <table:table-cell office:value-type="float" office:value="-1.2381495557725499" table:style-name="ce27">
            <text:p>-1.2</text:p>
          </table:table-cell>
          <table:table-cell office:value-type="float" office:value="7.1471754090519498E-3" table:style-name="ce27">
            <text:p>0.0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Sugar beet</text:p>
          </table:table-cell>
          <table:table-cell office:value-type="string" table:style-name="ce25">
            <text:p>[x]</text:p>
          </table:table-cell>
          <table:table-cell office:value-type="float" office:value="9.4488342135017299E-3" table:style-name="ce27">
            <text:p>0.0</text:p>
          </table:table-cell>
          <table:table-cell office:value-type="float" office:value="0.23922116060920201" table:style-name="ce27">
            <text:p>0.2</text:p>
          </table:table-cell>
          <table:table-cell office:value-type="float" office:value="0.244183653029721" table:style-name="ce27">
            <text:p>0.2</text:p>
          </table:table-cell>
          <table:table-cell office:value-type="float" office:value="-1.7903895833190301E-2" table:style-name="ce27">
            <text:p>0.0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Forage plants</text:p>
          </table:table-cell>
          <table:table-cell office:value-type="string" table:style-name="ce25">
            <text:p>[x]</text:p>
          </table:table-cell>
          <table:table-cell office:value-type="float" office:value="0.112725329677852" table:style-name="ce27">
            <text:p>0.1</text:p>
          </table:table-cell>
          <table:table-cell office:value-type="float" office:value="-0.16379253066792401" table:style-name="ce27">
            <text:p>-0.2</text:p>
          </table:table-cell>
          <table:table-cell office:value-type="float" office:value="1.4306172665310801E-4" table:style-name="ce27">
            <text:p>0.0</text:p>
          </table:table-cell>
          <table:table-cell office:value-type="float" office:value="0.108434465788111" table:style-name="ce27">
            <text:p>0.1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Fresh vegetables</text:p>
          </table:table-cell>
          <table:table-cell office:value-type="string" table:style-name="ce25">
            <text:p>[x]</text:p>
          </table:table-cell>
          <table:table-cell office:value-type="float" office:value="0.40894537955917998" table:style-name="ce27">
            <text:p>0.4</text:p>
          </table:table-cell>
          <table:table-cell office:value-type="float" office:value="0.672921055917446" table:style-name="ce27">
            <text:p>0.7</text:p>
          </table:table-cell>
          <table:table-cell office:value-type="float" office:value="1.18724951417127" table:style-name="ce27">
            <text:p>1.2</text:p>
          </table:table-cell>
          <table:table-cell office:value-type="float" office:value="-0.29273083416246298" table:style-name="ce27">
            <text:p>-0.3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Fresh fruit</text:p>
          </table:table-cell>
          <table:table-cell office:value-type="string" table:style-name="ce25">
            <text:p>[x]</text:p>
          </table:table-cell>
          <table:table-cell office:value-type="float" office:value="-0.176706737828741" table:style-name="ce27">
            <text:p>-0.2</text:p>
          </table:table-cell>
          <table:table-cell office:value-type="float" office:value="-6.4520869737139594E-2" table:style-name="ce27">
            <text:p>-0.1</text:p>
          </table:table-cell>
          <table:table-cell office:value-type="float" office:value="0.472120426583858" table:style-name="ce27">
            <text:p>0.5</text:p>
          </table:table-cell>
          <table:table-cell office:value-type="float" office:value="0.26656975583630699" table:style-name="ce27">
            <text:p>0.3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Flowers and plants</text:p>
          </table:table-cell>
          <table:table-cell office:value-type="string" table:style-name="ce25">
            <text:p>[x]</text:p>
          </table:table-cell>
          <table:table-cell office:value-type="float" office:value="0.43167298477916199" table:style-name="ce27">
            <text:p>0.4</text:p>
          </table:table-cell>
          <table:table-cell office:value-type="float" office:value="0.21458190095198601" table:style-name="ce27">
            <text:p>0.2</text:p>
          </table:table-cell>
          <table:table-cell office:value-type="float" office:value="0.28453829453499102" table:style-name="ce27">
            <text:p>0.3</text:p>
          </table:table-cell>
          <table:table-cell office:value-type="float" office:value="0" table:style-name="ce27">
            <text:p>0.0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">
            <text:p>Other crop products</text:p>
          </table:table-cell>
          <table:table-cell office:value-type="string" table:style-name="ce25">
            <text:p>[x]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-6.0434674172937601E-12" table:style-name="ce27">
            <text:p>0.0</text:p>
          </table:table-cell>
          <table:table-cell office:value-type="float" office:value="0" table:style-name="ce27">
            <text:p>0.0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string" table:style-name="ce16">
            <text:p>Animals and animal products</text:p>
          </table:table-cell>
          <table:table-cell office:value-type="string" table:style-name="ce23">
            <text:p>[x]</text:p>
          </table:table-cell>
          <table:table-cell office:value-type="float" office:value="5.0599591812997504" table:style-name="ce28">
            <text:p>5.1</text:p>
          </table:table-cell>
          <table:table-cell office:value-type="float" office:value="11.6189931023691" table:style-name="ce28">
            <text:p>11.6</text:p>
          </table:table-cell>
          <table:table-cell office:value-type="float" office:value="2.7664818070098001" table:style-name="ce28">
            <text:p>2.8</text:p>
          </table:table-cell>
          <table:table-cell office:value-type="float" office:value="1.62395546998069" table:style-name="ce28">
            <text:p>1.6</text:p>
          </table:table-cell>
          <table:table-cell table:style-name="ce23"/>
          <table:table-cell table:number-columns-repeated="16377"/>
        </table:table-row>
        <table:table-row table:style-name="ro3">
          <table:table-cell office:value-type="string" table:style-name="ce1">
            <text:p>Animals (for slaughter &amp; export)</text:p>
          </table:table-cell>
          <table:table-cell office:value-type="string" table:style-name="ce25">
            <text:p>[x]</text:p>
          </table:table-cell>
          <table:table-cell office:value-type="float" office:value="2.9026887988105101" table:style-name="ce27">
            <text:p>2.9</text:p>
          </table:table-cell>
          <table:table-cell office:value-type="float" office:value="2.9769495055673301" table:style-name="ce27">
            <text:p>3.0</text:p>
          </table:table-cell>
          <table:table-cell office:value-type="float" office:value="4.2066223110086902" table:style-name="ce27">
            <text:p>4.2</text:p>
          </table:table-cell>
          <table:table-cell office:value-type="float" office:value="0.40865679902969398" table:style-name="ce27">
            <text:p>0.4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Cattle and calves</text:p>
          </table:table-cell>
          <table:table-cell office:value-type="string" table:style-name="ce25">
            <text:p>[x]</text:p>
          </table:table-cell>
          <table:table-cell office:value-type="float" office:value="1.89570291573559" table:style-name="ce27">
            <text:p>1.9</text:p>
          </table:table-cell>
          <table:table-cell office:value-type="float" office:value="1.4384118290385499" table:style-name="ce27">
            <text:p>1.4</text:p>
          </table:table-cell>
          <table:table-cell office:value-type="float" office:value="1.11721974744871" table:style-name="ce27">
            <text:p>1.1</text:p>
          </table:table-cell>
          <table:table-cell office:value-type="float" office:value="0.76600283668237901" table:style-name="ce27">
            <text:p>0.8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Pigs</text:p>
          </table:table-cell>
          <table:table-cell office:value-type="string" table:style-name="ce25">
            <text:p>[x]</text:p>
          </table:table-cell>
          <table:table-cell office:value-type="float" office:value="-0.51042744088500802" table:style-name="ce27">
            <text:p>-0.5</text:p>
          </table:table-cell>
          <table:table-cell office:value-type="float" office:value="1.0564146661041001" table:style-name="ce27">
            <text:p>1.1</text:p>
          </table:table-cell>
          <table:table-cell office:value-type="float" office:value="1.2096697076593299" table:style-name="ce27">
            <text:p>1.2</text:p>
          </table:table-cell>
          <table:table-cell office:value-type="float" office:value="-0.234891225956885" table:style-name="ce27">
            <text:p>-0.2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Sheep and lambs</text:p>
          </table:table-cell>
          <table:table-cell office:value-type="string" table:style-name="ce25">
            <text:p>[x]</text:p>
          </table:table-cell>
          <table:table-cell office:value-type="float" office:value="1.31913930883484" table:style-name="ce27">
            <text:p>1.3</text:p>
          </table:table-cell>
          <table:table-cell office:value-type="float" office:value="-4.9925907605376699E-2" table:style-name="ce27">
            <text:p>0.0</text:p>
          </table:table-cell>
          <table:table-cell office:value-type="float" office:value="5.7440261110998099E-2" table:style-name="ce27">
            <text:p>0.1</text:p>
          </table:table-cell>
          <table:table-cell office:value-type="float" office:value="1.1501168055322499" table:style-name="ce27">
            <text:p>1.2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All poultry</text:p>
          </table:table-cell>
          <table:table-cell office:value-type="string" table:style-name="ce25">
            <text:p>[x]</text:p>
          </table:table-cell>
          <table:table-cell office:value-type="float" office:value="8.0703017999024199E-2" table:style-name="ce27">
            <text:p>0.1</text:p>
          </table:table-cell>
          <table:table-cell office:value-type="float" office:value="0.32501951902194398" table:style-name="ce27">
            <text:p>0.3</text:p>
          </table:table-cell>
          <table:table-cell office:value-type="float" office:value="1.74979841112273" table:style-name="ce27">
            <text:p>1.7</text:p>
          </table:table-cell>
          <table:table-cell office:value-type="float" office:value="-1.28887802238726" table:style-name="ce27">
            <text:p>-1.3</text:p>
          </table:table-cell>
          <table:table-cell office:value-type="string" table:style-name="ce25">
            <text:p>[Note 1]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imal products</text:p>
          </table:table-cell>
          <table:table-cell office:value-type="string" table:style-name="ce25">
            <text:p>[x]</text:p>
          </table:table-cell>
          <table:table-cell office:value-type="float" office:value="2.1572703824892399" table:style-name="ce27">
            <text:p>2.2</text:p>
          </table:table-cell>
          <table:table-cell office:value-type="float" office:value="8.6420435968017593" table:style-name="ce27">
            <text:p>8.6</text:p>
          </table:table-cell>
          <table:table-cell office:value-type="float" office:value="-1.4401405039988899" table:style-name="ce27">
            <text:p>-1.4</text:p>
          </table:table-cell>
          <table:table-cell office:value-type="float" office:value="1.2152986709509901" table:style-name="ce27">
            <text:p>1.2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Milk</text:p>
          </table:table-cell>
          <table:table-cell office:value-type="string" table:style-name="ce25">
            <text:p>[x]</text:p>
          </table:table-cell>
          <table:table-cell office:value-type="float" office:value="1.75407994007916" table:style-name="ce27">
            <text:p>1.8</text:p>
          </table:table-cell>
          <table:table-cell office:value-type="float" office:value="8.1897984893100109" table:style-name="ce27">
            <text:p>8.2</text:p>
          </table:table-cell>
          <table:table-cell office:value-type="float" office:value="-2.4448660103222499" table:style-name="ce27">
            <text:p>-2.4</text:p>
          </table:table-cell>
          <table:table-cell office:value-type="float" office:value="0.93491528354826303" table:style-name="ce27">
            <text:p>0.9</text:p>
          </table:table-cell>
          <table:table-cell table:style-name="ce25"/>
          <table:table-cell table:number-columns-repeated="16377"/>
        </table:table-row>
        <table:table-row table:style-name="ro3">
          <table:table-cell office:value-type="string" table:style-name="ce1">
            <text:p>Eggs</text:p>
          </table:table-cell>
          <table:table-cell office:value-type="string" table:style-name="ce25">
            <text:p>[x]</text:p>
          </table:table-cell>
          <table:table-cell office:value-type="float" office:value="0.27491491925415001" table:style-name="ce27">
            <text:p>0.3</text:p>
          </table:table-cell>
          <table:table-cell office:value-type="float" office:value="0.35205490524541" table:style-name="ce27">
            <text:p>0.4</text:p>
          </table:table-cell>
          <table:table-cell office:value-type="float" office:value="1.0565896228532099" table:style-name="ce27">
            <text:p>1.1</text:p>
          </table:table-cell>
          <table:table-cell office:value-type="float" office:value="0.26971986524880998" table:style-name="ce27">
            <text:p>0.3</text:p>
          </table:table-cell>
          <table:table-cell table:style-name="ce25"/>
          <table:table-cell table:number-columns-repeated="16377"/>
        </table:table-row>
        <table:table-row table:style-name="ro5">
          <table:table-cell table:style-name="ce1"/>
          <table:table-cell table:number-columns-repeated="6" table:style-name="ce29"/>
          <table:table-cell table:number-columns-repeated="16377"/>
        </table:table-row>
        <table:table-row table:style-name="ro1">
          <table:table-cell office:value-type="string" table:style-name="ce13">
            <text:p>Table 6.2b Contributions to the all agricultural inputs average annual inflation rate (2020 = 100)</text:p>
          </table:table-cell>
          <table:table-cell table:number-columns-repeated="6" table:style-name="ce29"/>
          <table:table-cell table:number-columns-repeated="16377"/>
        </table:table-row>
        <table:table-row table:style-name="ro3">
          <table:table-cell office:value-type="string" table:style-name="ce14">
            <text:p>Type</text:p>
          </table:table-cell>
          <table:table-cell office:value-type="string" table:style-name="ce22">
            <text:p>2020</text:p>
          </table:table-cell>
          <table:table-cell office:value-type="string" table:style-name="ce22">
            <text:p>2021</text:p>
          </table:table-cell>
          <table:table-cell office:value-type="string" table:style-name="ce22">
            <text:p>2022</text:p>
          </table:table-cell>
          <table:table-cell office:value-type="string" table:style-name="ce22">
            <text:p>2023</text:p>
          </table:table-cell>
          <table:table-cell office:value-type="string" table:style-name="ce22">
            <text:p>2024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6">
            <text:p>All inputs</text:p>
          </table:table-cell>
          <table:table-cell office:value-type="string" table:style-name="ce23">
            <text:p>[x]</text:p>
          </table:table-cell>
          <table:table-cell office:value-type="float" office:value="11.431039538576499" table:style-name="ce28">
            <text:p>11.4</text:p>
          </table:table-cell>
          <table:table-cell office:value-type="float" office:value="28.616653804429301" table:style-name="ce28">
            <text:p>28.6</text:p>
          </table:table-cell>
          <table:table-cell office:value-type="float" office:value="-5.2565048030339998" table:style-name="ce28">
            <text:p>-5.3</text:p>
          </table:table-cell>
          <table:table-cell office:value-type="float" office:value="-5.9534154481238302" table:style-name="ce28">
            <text:p>-6.0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6">
            <text:p>All goods and services currently consumed in agriculture</text:p>
          </table:table-cell>
          <table:table-cell office:value-type="string" table:style-name="ce23">
            <text:p>[x]</text:p>
          </table:table-cell>
          <table:table-cell office:value-type="float" office:value="10.4370512022768" table:style-name="ce28">
            <text:p>10.4</text:p>
          </table:table-cell>
          <table:table-cell office:value-type="float" office:value="25.8303863964152" table:style-name="ce28">
            <text:p>25.8</text:p>
          </table:table-cell>
          <table:table-cell office:value-type="float" office:value="-5.6999840469505703" table:style-name="ce28">
            <text:p>-5.7</text:p>
          </table:table-cell>
          <table:table-cell office:value-type="float" office:value="-6.4068037668926499" table:style-name="ce28">
            <text:p>-6.4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1">
            <text:p>Seeds</text:p>
          </table:table-cell>
          <table:table-cell office:value-type="string" table:style-name="ce25">
            <text:p>[x]</text:p>
          </table:table-cell>
          <table:table-cell office:value-type="float" office:value="0.19586442465801901" table:style-name="ce27">
            <text:p>0.2</text:p>
          </table:table-cell>
          <table:table-cell office:value-type="float" office:value="0.19945756817364799" table:style-name="ce27">
            <text:p>0.2</text:p>
          </table:table-cell>
          <table:table-cell office:value-type="float" office:value="-8.2988774520277295E-2" table:style-name="ce27">
            <text:p>-0.1</text:p>
          </table:table-cell>
          <table:table-cell office:value-type="float" office:value="1.2139495550567401E-2" table:style-name="ce27">
            <text:p>0.0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Energy and lubricants</text:p>
          </table:table-cell>
          <table:table-cell office:value-type="string" table:style-name="ce25">
            <text:p>[x]</text:p>
          </table:table-cell>
          <table:table-cell office:value-type="float" office:value="1.2810002351879799" table:style-name="ce27">
            <text:p>1.3</text:p>
          </table:table-cell>
          <table:table-cell office:value-type="float" office:value="4.2338335248507004" table:style-name="ce27">
            <text:p>4.2</text:p>
          </table:table-cell>
          <table:table-cell office:value-type="float" office:value="-0.46232988507439199" table:style-name="ce27">
            <text:p>-0.5</text:p>
          </table:table-cell>
          <table:table-cell office:value-type="float" office:value="-1.1048920447761199" table:style-name="ce27">
            <text:p>-1.1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Fertilisers and soil improvers</text:p>
          </table:table-cell>
          <table:table-cell office:value-type="string" table:style-name="ce25">
            <text:p>[x]</text:p>
          </table:table-cell>
          <table:table-cell office:value-type="float" office:value="3.21983062518379" table:style-name="ce27">
            <text:p>3.2</text:p>
          </table:table-cell>
          <table:table-cell office:value-type="float" office:value="9.6067865335431808" table:style-name="ce27">
            <text:p>9.6</text:p>
          </table:table-cell>
          <table:table-cell office:value-type="float" office:value="-5.2871652318238596" table:style-name="ce27">
            <text:p>-5.3</text:p>
          </table:table-cell>
          <table:table-cell office:value-type="float" office:value="-1.8836849022361499" table:style-name="ce27">
            <text:p>-1.9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Plant protection products</text:p>
          </table:table-cell>
          <table:table-cell office:value-type="string" table:style-name="ce25">
            <text:p>[x]</text:p>
          </table:table-cell>
          <table:table-cell office:value-type="float" office:value="4.9090643909021299E-2" table:style-name="ce27">
            <text:p>0.0</text:p>
          </table:table-cell>
          <table:table-cell office:value-type="float" office:value="0.53595668476209402" table:style-name="ce27">
            <text:p>0.5</text:p>
          </table:table-cell>
          <table:table-cell office:value-type="float" office:value="0.56459795080553499" table:style-name="ce27">
            <text:p>0.6</text:p>
          </table:table-cell>
          <table:table-cell office:value-type="float" office:value="-0.44478782089497398" table:style-name="ce27">
            <text:p>-0.4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Veterinary services</text:p>
          </table:table-cell>
          <table:table-cell office:value-type="string" table:style-name="ce25">
            <text:p>[x]</text:p>
          </table:table-cell>
          <table:table-cell office:value-type="float" office:value="2.2679734923169499E-2" table:style-name="ce27">
            <text:p>0.0</text:p>
          </table:table-cell>
          <table:table-cell office:value-type="float" office:value="3.7065891781020301E-2" table:style-name="ce27">
            <text:p>0.0</text:p>
          </table:table-cell>
          <table:table-cell office:value-type="float" office:value="6.2980830976179805E-2" table:style-name="ce27">
            <text:p>0.1</text:p>
          </table:table-cell>
          <table:table-cell office:value-type="float" office:value="0.15391099413446499" table:style-name="ce27">
            <text:p>0.2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Animal feedingstuffs</text:p>
          </table:table-cell>
          <table:table-cell office:value-type="string" table:style-name="ce25">
            <text:p>[x]</text:p>
          </table:table-cell>
          <table:table-cell office:value-type="float" office:value="4.3384381423225102" table:style-name="ce27">
            <text:p>4.3</text:p>
          </table:table-cell>
          <table:table-cell office:value-type="float" office:value="8.9563403233016192" table:style-name="ce27">
            <text:p>9.0</text:p>
          </table:table-cell>
          <table:table-cell office:value-type="float" office:value="-1.41972720941668" table:style-name="ce27">
            <text:p>-1.4</text:p>
          </table:table-cell>
          <table:table-cell office:value-type="float" office:value="-3.5339819812069102" table:style-name="ce27">
            <text:p>-3.5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1">
            <text:p>Straight feedingstuffs</text:p>
          </table:table-cell>
          <table:table-cell office:value-type="string" table:style-name="ce25">
            <text:p>[x]</text:p>
          </table:table-cell>
          <table:table-cell office:value-type="float" office:value="1.3162120614544901" table:style-name="ce27">
            <text:p>1.3</text:p>
          </table:table-cell>
          <table:table-cell office:value-type="float" office:value="2.1867190182926701" table:style-name="ce27">
            <text:p>2.2</text:p>
          </table:table-cell>
          <table:table-cell office:value-type="float" office:value="-0.92844460428860298" table:style-name="ce27">
            <text:p>-0.9</text:p>
          </table:table-cell>
          <table:table-cell office:value-type="float" office:value="-0.86505490004381203" table:style-name="ce27">
            <text:p>-0.9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1">
            <text:p>Compound feedingstuffs</text:p>
          </table:table-cell>
          <table:table-cell office:value-type="string" table:style-name="ce25">
            <text:p>[x]</text:p>
          </table:table-cell>
          <table:table-cell office:value-type="float" office:value="3.0222260808680099" table:style-name="ce27">
            <text:p>3.0</text:p>
          </table:table-cell>
          <table:table-cell office:value-type="float" office:value="6.7696213050089504" table:style-name="ce27">
            <text:p>6.8</text:p>
          </table:table-cell>
          <table:table-cell office:value-type="float" office:value="-0.49128260512807598" table:style-name="ce27">
            <text:p>-0.5</text:p>
          </table:table-cell>
          <table:table-cell office:value-type="float" office:value="-2.6689270811630901" table:style-name="ce27">
            <text:p>-2.7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Maintenance of materials</text:p>
          </table:table-cell>
          <table:table-cell office:value-type="string" table:style-name="ce25">
            <text:p>[x]</text:p>
          </table:table-cell>
          <table:table-cell office:value-type="float" office:value="0.245682076606073" table:style-name="ce27">
            <text:p>0.2</text:p>
          </table:table-cell>
          <table:table-cell office:value-type="float" office:value="0.38422255422488699" table:style-name="ce27">
            <text:p>0.4</text:p>
          </table:table-cell>
          <table:table-cell office:value-type="float" office:value="0.35435792967409302" table:style-name="ce27">
            <text:p>0.4</text:p>
          </table:table-cell>
          <table:table-cell office:value-type="float" office:value="0.36022537310311797" table:style-name="ce27">
            <text:p>0.4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Maintenance of buildings</text:p>
          </table:table-cell>
          <table:table-cell office:value-type="string" table:style-name="ce25">
            <text:p>[x]</text:p>
          </table:table-cell>
          <table:table-cell office:value-type="float" office:value="0.63577964317106395" table:style-name="ce27">
            <text:p>0.6</text:p>
          </table:table-cell>
          <table:table-cell office:value-type="float" office:value="0.82318328055950496" table:style-name="ce27">
            <text:p>0.8</text:p>
          </table:table-cell>
          <table:table-cell office:value-type="float" office:value="3.6517495549292199E-2" table:style-name="ce27">
            <text:p>0.0</text:p>
          </table:table-cell>
          <table:table-cell office:value-type="float" office:value="-5.8841614991073897E-2" table:style-name="ce27">
            <text:p>-0.1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">
            <text:p>Other goods and services</text:p>
          </table:table-cell>
          <table:table-cell office:value-type="string" table:style-name="ce25">
            <text:p>[x]</text:p>
          </table:table-cell>
          <table:table-cell office:value-type="float" office:value="0.44868567631518103" table:style-name="ce27">
            <text:p>0.4</text:p>
          </table:table-cell>
          <table:table-cell office:value-type="float" office:value="1.05354003521852" table:style-name="ce27">
            <text:p>1.1</text:p>
          </table:table-cell>
          <table:table-cell office:value-type="float" office:value="0.53377284687952997" table:style-name="ce27">
            <text:p>0.5</text:p>
          </table:table-cell>
          <table:table-cell office:value-type="float" office:value="9.3108734424420997E-2" table:style-name="ce27">
            <text:p>0.1</text:p>
          </table:table-cell>
          <table:table-cell table:style-name="ce29"/>
          <table:table-cell table:number-columns-repeated="16377"/>
        </table:table-row>
        <table:table-row table:style-name="ro2">
          <table:table-cell office:value-type="string" table:style-name="ce16">
            <text:p>Goods and services contributing to investment</text:p>
          </table:table-cell>
          <table:table-cell office:value-type="string" table:style-name="ce23">
            <text:p>[x]</text:p>
          </table:table-cell>
          <table:table-cell office:value-type="float" office:value="0.99398833629967998" table:style-name="ce28">
            <text:p>1.0</text:p>
          </table:table-cell>
          <table:table-cell office:value-type="float" office:value="2.7862674080140502" table:style-name="ce28">
            <text:p>2.8</text:p>
          </table:table-cell>
          <table:table-cell office:value-type="float" office:value="0.44347924391659899" table:style-name="ce28">
            <text:p>0.4</text:p>
          </table:table-cell>
          <table:table-cell office:value-type="float" office:value="0.45338831876881602" table:style-name="ce28">
            <text:p>0.5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1">
            <text:p>Materials</text:p>
          </table:table-cell>
          <table:table-cell office:value-type="string" table:style-name="ce25">
            <text:p>[x]</text:p>
          </table:table-cell>
          <table:table-cell office:value-type="float" office:value="0.28668168766114499" table:style-name="ce27">
            <text:p>0.3</text:p>
          </table:table-cell>
          <table:table-cell office:value-type="float" office:value="1.72168281088778" table:style-name="ce27">
            <text:p>1.7</text:p>
          </table:table-cell>
          <table:table-cell office:value-type="float" office:value="0.26670391200851101" table:style-name="ce27">
            <text:p>0.3</text:p>
          </table:table-cell>
          <table:table-cell office:value-type="float" office:value="0.38110878729991299" table:style-name="ce27">
            <text:p>0.4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1">
            <text:p>Buildings</text:p>
          </table:table-cell>
          <table:table-cell office:value-type="string" table:style-name="ce25">
            <text:p>[x]</text:p>
          </table:table-cell>
          <table:table-cell office:value-type="float" office:value="0.70730664863852999" table:style-name="ce27">
            <text:p>0.7</text:p>
          </table:table-cell>
          <table:table-cell office:value-type="float" office:value="1.06458459712627" table:style-name="ce27">
            <text:p>1.1</text:p>
          </table:table-cell>
          <table:table-cell office:value-type="float" office:value="0.176775331908085" table:style-name="ce27">
            <text:p>0.2</text:p>
          </table:table-cell>
          <table:table-cell office:value-type="float" office:value="7.2279531468900801E-2" table:style-name="ce27">
            <text:p>0.1</text:p>
          </table:table-cell>
          <table:table-cell table:style-name="ce29"/>
          <table:table-cell table:number-columns-repeated="16377"/>
        </table:table-row>
        <table:table-row table:style-name="ro3">
          <table:table-cell table:style-name="ce1"/>
          <table:table-cell table:number-columns-repeated="6" table:style-name="ce29"/>
          <table:table-cell table:number-columns-repeated="16377"/>
        </table:table-row>
        <table:table-row table:number-rows-repeated="7" table:style-name="ro3">
          <table:table-cell/>
          <table:table-cell table:number-columns-repeated="6" table:style-name="ce29"/>
          <table:table-cell table:number-columns-repeated="16377"/>
        </table:table-row>
        <table:table-row table:number-rows-repeated="1048521" table:style-name="ro3">
          <table:table-cell table:number-columns-repeated="16384"/>
        </table:table-row>
      </table:table>
      <table:database-ranges>
        <table:database-range table:target-range-address="Contents.A3:Contents.B6" table:name="contents"/>
        <table:database-range table:target-range-address="Notes.A3:Notes.B4" table:name="notes"/>
        <table:database-range table:target-range-address="Table_6_1.A4:Table_6_1.M28" table:name="table_6_1a"/>
        <table:database-range table:target-range-address="Table_6_1.A31:Table_6_1.L47" table:name="table_6_1b"/>
        <table:database-range table:target-range-address="Table_6_2.A4:Table_6_2.G28" table:name="table_6_2a"/>
        <table:database-range table:target-range-address="Table_6_2.A31:Table_6_2.F47" table:name="table_6_2b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/>
    <dc:description/>
    <dc:subject/>
    <meta:initial-creator>ls000099</meta:initial-creator>
    <dc:creator>johnson ndugwa</dc:creator>
    <meta:creation-date>2024-03-14T14:51:10Z</meta:creation-date>
    <dc:date>2025-08-31T17:33:02Z</dc:date>
    <meta:user-defined meta:name="ContentTypeId">0x010100A5BF1C78D9F64B679A5EBDE1C6598EBC010054152655EB0D78459B632780071718AA</meta:user-defined>
    <meta:user-defined meta:name="InformationType"/>
    <meta:user-defined meta:name="Distribution">9;#Internal Core Defra|836ac8df-3ab9-4c95-a1f0-07f825804935</meta:user-defined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HOSiteType">10;#Team|ff0485df-0575-416f-802f-e999165821b7</meta:user-defined>
    <meta:user-defined meta:name="OrganisationalUnit">8;#Core Defra|026223dd-2e56-4615-868d-7c5bfd566810</meta:user-defined>
  </office:meta>
</office:document-meta>
</file>